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-0.396194" calcext:value-type="float">
            <text:p>-0.396194</text:p>
          </table:table-cell>
          <table:table-cell office:value-type="float" office:value="0" calcext:value-type="float">
            <text:p>0</text:p>
          </table:table-cell>
          <table:table-cell office:value-type="float" office:value="0.721206" calcext:value-type="float">
            <text:p>0.721206</text:p>
          </table:table-cell>
          <table:table-cell office:value-type="float" office:value="0" calcext:value-type="float">
            <text:p>0</text:p>
          </table:table-cell>
          <table:table-cell office:value-type="float" office:value="0.200535" calcext:value-type="float">
            <text:p>0.200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2166" calcext:value-type="float">
            <text:p>58.2166</text:p>
          </table:table-cell>
          <table:table-cell office:value-type="float" office:value="58.1924" calcext:value-type="float">
            <text:p>58.1924</text:p>
          </table:table-cell>
          <table:table-cell office:value-type="float" office:value="58.2977" calcext:value-type="float">
            <text:p>58.2977</text:p>
          </table:table-cell>
          <table:table-cell office:value-type="string" calcext:value-type="string">
            <text:p><text:s/>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391622" calcext:value-type="float">
            <text:p>-0.391622</text:p>
          </table:table-cell>
          <table:table-cell office:value-type="float" office:value="-0.00588514" calcext:value-type="float">
            <text:p>-0.00588514</text:p>
          </table:table-cell>
          <table:table-cell office:value-type="float" office:value="0.720232" calcext:value-type="float">
            <text:p>0.720232</text:p>
          </table:table-cell>
          <table:table-cell office:value-type="float" office:value="-0.0021851" calcext:value-type="float">
            <text:p>-0.0021851</text:p>
          </table:table-cell>
          <table:table-cell office:value-type="float" office:value="0.198287" calcext:value-type="float">
            <text:p>0.198287</text:p>
          </table:table-cell>
          <table:table-cell office:value-type="float" office:value="-0.000891972" calcext:value-type="float">
            <text:p>-0.000891972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457226" calcext:value-type="float">
            <text:p>0.457226</text:p>
          </table:table-cell>
          <table:table-cell office:value-type="float" office:value="-0.588514" calcext:value-type="float">
            <text:p>-0.588514</text:p>
          </table:table-cell>
          <table:table-cell office:value-type="float" office:value="-0.0973597" calcext:value-type="float">
            <text:p>-0.0973597</text:p>
          </table:table-cell>
          <table:table-cell office:value-type="float" office:value="-0.21851" calcext:value-type="float">
            <text:p>-0.21851</text:p>
          </table:table-cell>
          <table:table-cell office:value-type="float" office:value="-0.224782" calcext:value-type="float">
            <text:p>-0.224782</text:p>
          </table:table-cell>
          <table:table-cell office:value-type="float" office:value="-0.0891973" calcext:value-type="float">
            <text:p>-0.089197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1142" calcext:value-type="float">
            <text:p>59.1142</text:p>
          </table:table-cell>
          <table:table-cell office:value-type="float" office:value="59.7654" calcext:value-type="float">
            <text:p>59.7654</text:p>
          </table:table-cell>
          <table:table-cell office:value-type="float" office:value="59.7881" calcext:value-type="float">
            <text:p>59.7881</text:p>
          </table:table-cell>
          <table:table-cell office:value-type="string" calcext:value-type="string">
            <text:p><text:s/></text:p>
          </table:table-cell>
          <table:table-cell office:value-type="float" office:value="-0.00999999" calcext:value-type="float">
            <text:p>-0.00999999</text:p>
          </table:table-cell>
          <table:table-cell office:value-type="float" office:value="-0.38593" calcext:value-type="float">
            <text:p>-0.38593</text:p>
          </table:table-cell>
          <table:table-cell office:value-type="float" office:value="-0.0119944" calcext:value-type="float">
            <text:p>-0.0119944</text:p>
          </table:table-cell>
          <table:table-cell office:value-type="float" office:value="0.718833" calcext:value-type="float">
            <text:p>0.718833</text:p>
          </table:table-cell>
          <table:table-cell office:value-type="float" office:value="-0.00436219" calcext:value-type="float">
            <text:p>-0.00436219</text:p>
          </table:table-cell>
          <table:table-cell office:value-type="float" office:value="0.195373" calcext:value-type="float">
            <text:p>0.195373</text:p>
          </table:table-cell>
          <table:table-cell office:value-type="float" office:value="-0.00177971" calcext:value-type="float">
            <text:p>-0.00177971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56924" calcext:value-type="float">
            <text:p>0.56924</text:p>
          </table:table-cell>
          <table:table-cell office:value-type="float" office:value="-0.610927" calcext:value-type="float">
            <text:p>-0.610927</text:p>
          </table:table-cell>
          <table:table-cell office:value-type="float" office:value="-0.139917" calcext:value-type="float">
            <text:p>-0.139917</text:p>
          </table:table-cell>
          <table:table-cell office:value-type="float" office:value="-0.217709" calcext:value-type="float">
            <text:p>-0.217709</text:p>
          </table:table-cell>
          <table:table-cell office:value-type="float" office:value="-0.291418" calcext:value-type="float">
            <text:p>-0.291418</text:p>
          </table:table-cell>
          <table:table-cell office:value-type="float" office:value="-0.088774" calcext:value-type="float">
            <text:p>-0.08877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4646" calcext:value-type="float">
            <text:p>58.4646</text:p>
          </table:table-cell>
          <table:table-cell office:value-type="float" office:value="59.7842" calcext:value-type="float">
            <text:p>59.7842</text:p>
          </table:table-cell>
          <table:table-cell office:value-type="float" office:value="60.113" calcext:value-type="float">
            <text:p>60.113</text:p>
          </table:table-cell>
          <table:table-cell office:value-type="string" calcext:value-type="string">
            <text:p><text:s/>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378672" calcext:value-type="float">
            <text:p>-0.378672</text:p>
          </table:table-cell>
          <table:table-cell office:value-type="float" office:value="-0.0181886" calcext:value-type="float">
            <text:p>-0.0181886</text:p>
          </table:table-cell>
          <table:table-cell office:value-type="float" office:value="0.716954" calcext:value-type="float">
            <text:p>0.716954</text:p>
          </table:table-cell>
          <table:table-cell office:value-type="float" office:value="-0.00651696" calcext:value-type="float">
            <text:p>-0.00651696</text:p>
          </table:table-cell>
          <table:table-cell office:value-type="float" office:value="0.19163" calcext:value-type="float">
            <text:p>0.19163</text:p>
          </table:table-cell>
          <table:table-cell office:value-type="float" office:value="-0.00267762" calcext:value-type="float">
            <text:p>-0.00267762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725725" calcext:value-type="float">
            <text:p>0.725725</text:p>
          </table:table-cell>
          <table:table-cell office:value-type="float" office:value="-0.61942" calcext:value-type="float">
            <text:p>-0.61942</text:p>
          </table:table-cell>
          <table:table-cell office:value-type="float" office:value="-0.187852" calcext:value-type="float">
            <text:p>-0.187852</text:p>
          </table:table-cell>
          <table:table-cell office:value-type="float" office:value="-0.215477" calcext:value-type="float">
            <text:p>-0.215477</text:p>
          </table:table-cell>
          <table:table-cell office:value-type="float" office:value="-0.374307" calcext:value-type="float">
            <text:p>-0.374307</text:p>
          </table:table-cell>
          <table:table-cell office:value-type="float" office:value="-0.0897906" calcext:value-type="float">
            <text:p>-0.089790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0253" calcext:value-type="float">
            <text:p>57.0253</text:p>
          </table:table-cell>
          <table:table-cell office:value-type="float" office:value="59.0769" calcext:value-type="float">
            <text:p>59.0769</text:p>
          </table:table-cell>
          <table:table-cell office:value-type="float" office:value="59.9722" calcext:value-type="float">
            <text:p>59.9722</text:p>
          </table:table-cell>
          <table:table-cell office:value-type="string" calcext:value-type="string">
            <text:p><text:s/></text:p>
          </table:table-cell>
          <table:table-cell office:value-type="float" office:value="-0.02" calcext:value-type="float">
            <text:p>-0.02</text:p>
          </table:table-cell>
          <table:table-cell office:value-type="float" office:value="-0.369212" calcext:value-type="float">
            <text:p>-0.369212</text:p>
          </table:table-cell>
          <table:table-cell office:value-type="float" office:value="-0.0244386" calcext:value-type="float">
            <text:p>-0.0244386</text:p>
          </table:table-cell>
          <table:table-cell office:value-type="float" office:value="0.714457" calcext:value-type="float">
            <text:p>0.714457</text:p>
          </table:table-cell>
          <table:table-cell office:value-type="float" office:value="-0.00863744" calcext:value-type="float">
            <text:p>-0.00863744</text:p>
          </table:table-cell>
          <table:table-cell office:value-type="float" office:value="0.186766" calcext:value-type="float">
            <text:p>0.186766</text:p>
          </table:table-cell>
          <table:table-cell office:value-type="float" office:value="-0.00359116" calcext:value-type="float">
            <text:p>-0.00359116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946051" calcext:value-type="float">
            <text:p>0.946051</text:p>
          </table:table-cell>
          <table:table-cell office:value-type="float" office:value="-0.625004" calcext:value-type="float">
            <text:p>-0.625004</text:p>
          </table:table-cell>
          <table:table-cell office:value-type="float" office:value="-0.249779" calcext:value-type="float">
            <text:p>-0.249779</text:p>
          </table:table-cell>
          <table:table-cell office:value-type="float" office:value="-0.212048" calcext:value-type="float">
            <text:p>-0.212048</text:p>
          </table:table-cell>
          <table:table-cell office:value-type="float" office:value="-0.486439" calcext:value-type="float">
            <text:p>-0.486439</text:p>
          </table:table-cell>
          <table:table-cell office:value-type="float" office:value="-0.0913545" calcext:value-type="float">
            <text:p>-0.091354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.0539" calcext:value-type="float">
            <text:p>55.0539</text:p>
          </table:table-cell>
          <table:table-cell office:value-type="float" office:value="57.9216" calcext:value-type="float">
            <text:p>57.9216</text:p>
          </table:table-cell>
          <table:table-cell office:value-type="float" office:value="59.3639" calcext:value-type="float">
            <text:p>59.3639</text:p>
          </table:table-cell>
          <table:table-cell office:value-type="string" calcext:value-type="string">
            <text:p><text:s/>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359212" calcext:value-type="float">
            <text:p>-0.359212</text:p>
          </table:table-cell>
          <table:table-cell office:value-type="float" office:value="-0.030728" calcext:value-type="float">
            <text:p>-0.030728</text:p>
          </table:table-cell>
          <table:table-cell office:value-type="float" office:value="0.711293" calcext:value-type="float">
            <text:p>0.711293</text:p>
          </table:table-cell>
          <table:table-cell office:value-type="float" office:value="-0.0106617" calcext:value-type="float">
            <text:p>-0.0106617</text:p>
          </table:table-cell>
          <table:table-cell office:value-type="float" office:value="0.180791" calcext:value-type="float">
            <text:p>0.180791</text:p>
          </table:table-cell>
          <table:table-cell office:value-type="float" office:value="-0.00447913" calcext:value-type="float">
            <text:p>-0.00447913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628934" calcext:value-type="float">
            <text:p>-0.628934</text:p>
          </table:table-cell>
          <table:table-cell office:value-type="float" office:value="-0.316377" calcext:value-type="float">
            <text:p>-0.316377</text:p>
          </table:table-cell>
          <table:table-cell office:value-type="float" office:value="-0.202424" calcext:value-type="float">
            <text:p>-0.202424</text:p>
          </table:table-cell>
          <table:table-cell office:value-type="float" office:value="-0.597464" calcext:value-type="float">
            <text:p>-0.597464</text:p>
          </table:table-cell>
          <table:table-cell office:value-type="float" office:value="-0.0887966" calcext:value-type="float">
            <text:p>-0.088796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044" calcext:value-type="float">
            <text:p>52.044</text:p>
          </table:table-cell>
          <table:table-cell office:value-type="float" office:value="55.6621" calcext:value-type="float">
            <text:p>55.6621</text:p>
          </table:table-cell>
          <table:table-cell office:value-type="float" office:value="58.2589" calcext:value-type="float">
            <text:p>58.2589</text:p>
          </table:table-cell>
          <table:table-cell office:value-type="string" calcext:value-type="string">
            <text:p><text:s/></text:p>
          </table:table-cell>
          <table:table-cell office:value-type="float" office:value="-0.0298336" calcext:value-type="float">
            <text:p>-0.0298336</text:p>
          </table:table-cell>
          <table:table-cell office:value-type="float" office:value="-0.349212" calcext:value-type="float">
            <text:p>-0.349212</text:p>
          </table:table-cell>
          <table:table-cell office:value-type="float" office:value="-0.0370485" calcext:value-type="float">
            <text:p>-0.0370485</text:p>
          </table:table-cell>
          <table:table-cell office:value-type="float" office:value="0.707751" calcext:value-type="float">
            <text:p>0.707751</text:p>
          </table:table-cell>
          <table:table-cell office:value-type="float" office:value="-0.0125924" calcext:value-type="float">
            <text:p>-0.0125924</text:p>
          </table:table-cell>
          <table:table-cell office:value-type="float" office:value="0.173688" calcext:value-type="float">
            <text:p>0.173688</text:p>
          </table:table-cell>
          <table:table-cell office:value-type="float" office:value="-0.0053533" calcext:value-type="float">
            <text:p>-0.0053533</text:p>
          </table:table-cell>
          <table:table-cell office:value-type="string" calcext:value-type="string">
            <text:p><text:s/></text:p>
          </table:table-cell>
          <table:table-cell office:value-type="float" office:value="-0.966716" calcext:value-type="float">
            <text:p>-0.966716</text:p>
          </table:table-cell>
          <table:table-cell office:value-type="float" office:value="1" calcext:value-type="float">
            <text:p>1</text:p>
          </table:table-cell>
          <table:table-cell office:value-type="float" office:value="-0.632052" calcext:value-type="float">
            <text:p>-0.632052</text:p>
          </table:table-cell>
          <table:table-cell office:value-type="float" office:value="-0.354167" calcext:value-type="float">
            <text:p>-0.354167</text:p>
          </table:table-cell>
          <table:table-cell office:value-type="float" office:value="-0.193074" calcext:value-type="float">
            <text:p>-0.193074</text:p>
          </table:table-cell>
          <table:table-cell office:value-type="float" office:value="-0.710283" calcext:value-type="float">
            <text:p>-0.710283</text:p>
          </table:table-cell>
          <table:table-cell office:value-type="float" office:value="-0.0874177" calcext:value-type="float">
            <text:p>-0.087417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9525" calcext:value-type="float">
            <text:p>48.9525</text:p>
          </table:table-cell>
          <table:table-cell office:value-type="float" office:value="53.7429" calcext:value-type="float">
            <text:p>53.7429</text:p>
          </table:table-cell>
          <table:table-cell office:value-type="float" office:value="57.8675" calcext:value-type="float">
            <text:p>57.8675</text:p>
          </table:table-cell>
          <table:table-cell office:value-type="string" calcext:value-type="string">
            <text:p><text:s/></text:p>
          </table:table-cell>
          <table:table-cell office:value-type="float" office:value="-0.0343497" calcext:value-type="float">
            <text:p>-0.0343497</text:p>
          </table:table-cell>
          <table:table-cell office:value-type="float" office:value="-0.339212" calcext:value-type="float">
            <text:p>-0.339212</text:p>
          </table:table-cell>
          <table:table-cell office:value-type="float" office:value="-0.0435307" calcext:value-type="float">
            <text:p>-0.0435307</text:p>
          </table:table-cell>
          <table:table-cell office:value-type="float" office:value="0.703943" calcext:value-type="float">
            <text:p>0.703943</text:p>
          </table:table-cell>
          <table:table-cell office:value-type="float" office:value="-0.0144202" calcext:value-type="float">
            <text:p>-0.0144202</text:p>
          </table:table-cell>
          <table:table-cell office:value-type="float" office:value="0.165117" calcext:value-type="float">
            <text:p>0.165117</text:p>
          </table:table-cell>
          <table:table-cell office:value-type="float" office:value="-0.00620635" calcext:value-type="float">
            <text:p>-0.00620635</text:p>
          </table:table-cell>
          <table:table-cell office:value-type="string" calcext:value-type="string">
            <text:p><text:s/></text:p>
          </table:table-cell>
          <table:table-cell office:value-type="float" office:value="-0.90323" calcext:value-type="float">
            <text:p>-0.90323</text:p>
          </table:table-cell>
          <table:table-cell office:value-type="float" office:value="1" calcext:value-type="float">
            <text:p>1</text:p>
          </table:table-cell>
          <table:table-cell office:value-type="float" office:value="-0.648221" calcext:value-type="float">
            <text:p>-0.648221</text:p>
          </table:table-cell>
          <table:table-cell office:value-type="float" office:value="-0.380826" calcext:value-type="float">
            <text:p>-0.380826</text:p>
          </table:table-cell>
          <table:table-cell office:value-type="float" office:value="-0.182775" calcext:value-type="float">
            <text:p>-0.182775</text:p>
          </table:table-cell>
          <table:table-cell office:value-type="float" office:value="-0.857106" calcext:value-type="float">
            <text:p>-0.857106</text:p>
          </table:table-cell>
          <table:table-cell office:value-type="float" office:value="-0.0853049" calcext:value-type="float">
            <text:p>-0.085304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.5298" calcext:value-type="float">
            <text:p>47.5298</text:p>
          </table:table-cell>
          <table:table-cell office:value-type="float" office:value="53.56" calcext:value-type="float">
            <text:p>53.56</text:p>
          </table:table-cell>
          <table:table-cell office:value-type="float" office:value="59.2093" calcext:value-type="float">
            <text:p>59.2093</text:p>
          </table:table-cell>
          <table:table-cell office:value-type="string" calcext:value-type="string">
            <text:p><text:s/></text:p>
          </table:table-cell>
          <table:table-cell office:value-type="float" office:value="-0.0385209" calcext:value-type="float">
            <text:p>-0.0385209</text:p>
          </table:table-cell>
          <table:table-cell office:value-type="float" office:value="-0.329212" calcext:value-type="float">
            <text:p>-0.329212</text:p>
          </table:table-cell>
          <table:table-cell office:value-type="float" office:value="-0.0502575" calcext:value-type="float">
            <text:p>-0.0502575</text:p>
          </table:table-cell>
          <table:table-cell office:value-type="float" office:value="0.700143" calcext:value-type="float">
            <text:p>0.700143</text:p>
          </table:table-cell>
          <table:table-cell office:value-type="float" office:value="-0.0161589" calcext:value-type="float">
            <text:p>-0.0161589</text:p>
          </table:table-cell>
          <table:table-cell office:value-type="float" office:value="0.155117" calcext:value-type="float">
            <text:p>0.155117</text:p>
          </table:table-cell>
          <table:table-cell office:value-type="float" office:value="-0.00704502" calcext:value-type="float">
            <text:p>-0.00704502</text:p>
          </table:table-cell>
          <table:table-cell office:value-type="string" calcext:value-type="string">
            <text:p><text:s/></text:p>
          </table:table-cell>
          <table:table-cell office:value-type="float" office:value="-0.834247" calcext:value-type="float">
            <text:p>-0.834247</text:p>
          </table:table-cell>
          <table:table-cell office:value-type="float" office:value="1" calcext:value-type="float">
            <text:p>1</text:p>
          </table:table-cell>
          <table:table-cell office:value-type="float" office:value="-0.672683" calcext:value-type="float">
            <text:p>-0.672683</text:p>
          </table:table-cell>
          <table:table-cell office:value-type="float" office:value="-0.380034" calcext:value-type="float">
            <text:p>-0.380034</text:p>
          </table:table-cell>
          <table:table-cell office:value-type="float" office:value="-0.17387" calcext:value-type="float">
            <text:p>-0.17387</text:p>
          </table:table-cell>
          <table:table-cell office:value-type="float" office:value="-1" calcext:value-type="float">
            <text:p>-1</text:p>
          </table:table-cell>
          <table:table-cell office:value-type="float" office:value="-0.0838666" calcext:value-type="float">
            <text:p>-0.083866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8667" calcext:value-type="float">
            <text:p>48.8667</text:p>
          </table:table-cell>
          <table:table-cell office:value-type="float" office:value="56.7239" calcext:value-type="float">
            <text:p>56.7239</text:p>
          </table:table-cell>
          <table:table-cell office:value-type="float" office:value="63.1118" calcext:value-type="float">
            <text:p>63.1118</text:p>
          </table:table-cell>
          <table:table-cell office:value-type="string" calcext:value-type="string">
            <text:p><text:s/></text:p>
          </table:table-cell>
          <table:table-cell office:value-type="float" office:value="-0.0422762" calcext:value-type="float">
            <text:p>-0.0422762</text:p>
          </table:table-cell>
          <table:table-cell office:value-type="float" office:value="-0.319212" calcext:value-type="float">
            <text:p>-0.319212</text:p>
          </table:table-cell>
          <table:table-cell office:value-type="float" office:value="-0.0573286" calcext:value-type="float">
            <text:p>-0.0573286</text:p>
          </table:table-cell>
          <table:table-cell office:value-type="float" office:value="0.69623" calcext:value-type="float">
            <text:p>0.69623</text:p>
          </table:table-cell>
          <table:table-cell office:value-type="float" office:value="-0.017852" calcext:value-type="float">
            <text:p>-0.017852</text:p>
          </table:table-cell>
          <table:table-cell office:value-type="float" office:value="0.145117" calcext:value-type="float">
            <text:p>0.145117</text:p>
          </table:table-cell>
          <table:table-cell office:value-type="float" office:value="-0.00790053" calcext:value-type="float">
            <text:p>-0.00790053</text:p>
          </table:table-cell>
          <table:table-cell office:value-type="string" calcext:value-type="string">
            <text:p><text:s/></text:p>
          </table:table-cell>
          <table:table-cell office:value-type="float" office:value="-0.751051" calcext:value-type="float">
            <text:p>-0.751051</text:p>
          </table:table-cell>
          <table:table-cell office:value-type="float" office:value="1" calcext:value-type="float">
            <text:p>1</text:p>
          </table:table-cell>
          <table:table-cell office:value-type="float" office:value="-0.707105" calcext:value-type="float">
            <text:p>-0.707105</text:p>
          </table:table-cell>
          <table:table-cell office:value-type="float" office:value="-0.391279" calcext:value-type="float">
            <text:p>-0.391279</text:p>
          </table:table-cell>
          <table:table-cell office:value-type="float" office:value="-0.169318" calcext:value-type="float">
            <text:p>-0.169318</text:p>
          </table:table-cell>
          <table:table-cell office:value-type="float" office:value="-1" calcext:value-type="float">
            <text:p>-1</text:p>
          </table:table-cell>
          <table:table-cell office:value-type="float" office:value="-0.0855517" calcext:value-type="float">
            <text:p>-0.08555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0928" calcext:value-type="float">
            <text:p>35.0928</text:p>
          </table:table-cell>
          <table:table-cell office:value-type="float" office:value="42.7481" calcext:value-type="float">
            <text:p>42.7481</text:p>
          </table:table-cell>
          <table:table-cell office:value-type="float" office:value="55.9485" calcext:value-type="float">
            <text:p>55.9485</text:p>
          </table:table-cell>
          <table:table-cell office:value-type="string" calcext:value-type="string">
            <text:p><text:s/></text:p>
          </table:table-cell>
          <table:table-cell office:value-type="float" office:value="-0.0431754" calcext:value-type="float">
            <text:p>-0.0431754</text:p>
          </table:table-cell>
          <table:table-cell office:value-type="float" office:value="-0.309212" calcext:value-type="float">
            <text:p>-0.309212</text:p>
          </table:table-cell>
          <table:table-cell office:value-type="float" office:value="-0.0527656" calcext:value-type="float">
            <text:p>-0.0527656</text:p>
          </table:table-cell>
          <table:table-cell office:value-type="float" office:value="0.699477" calcext:value-type="float">
            <text:p>0.699477</text:p>
          </table:table-cell>
          <table:table-cell office:value-type="float" office:value="-0.0266099" calcext:value-type="float">
            <text:p>-0.0266099</text:p>
          </table:table-cell>
          <table:table-cell office:value-type="float" office:value="0.145744" calcext:value-type="float">
            <text:p>0.145744</text:p>
          </table:table-cell>
          <table:table-cell office:value-type="float" office:value="-0.0147719" calcext:value-type="float">
            <text:p>-0.0147719</text:p>
          </table:table-cell>
          <table:table-cell office:value-type="string" calcext:value-type="string">
            <text:p><text:s/></text:p>
          </table:table-cell>
          <table:table-cell office:value-type="float" office:value="-0.179852" calcext:value-type="float">
            <text:p>-0.179852</text:p>
          </table:table-cell>
          <table:table-cell office:value-type="float" office:value="1" calcext:value-type="float">
            <text:p>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24726" calcext:value-type="float">
            <text:p>0.324726</text:p>
          </table:table-cell>
          <table:table-cell office:value-type="float" office:value="-0.875783" calcext:value-type="float">
            <text:p>-0.875783</text:p>
          </table:table-cell>
          <table:table-cell office:value-type="float" office:value="0.0627175" calcext:value-type="float">
            <text:p>0.0627175</text:p>
          </table:table-cell>
          <table:table-cell office:value-type="float" office:value="-0.687135" calcext:value-type="float">
            <text:p>-0.6871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41655" calcext:value-type="float">
            <text:p>4.41655</text:p>
          </table:table-cell>
          <table:table-cell office:value-type="float" office:value="10.208" calcext:value-type="float">
            <text:p>10.208</text:p>
          </table:table-cell>
          <table:table-cell office:value-type="float" office:value="29.481" calcext:value-type="float">
            <text:p>29.481</text:p>
          </table:table-cell>
          <table:table-cell office:value-type="string" calcext:value-type="string">
            <text:p><text:s/></text:p>
          </table:table-cell>
          <table:table-cell office:value-type="float" office:value="-0.0449144" calcext:value-type="float">
            <text:p>-0.0449144</text:p>
          </table:table-cell>
          <table:table-cell office:value-type="float" office:value="-0.301343" calcext:value-type="float">
            <text:p>-0.301343</text:p>
          </table:table-cell>
          <table:table-cell office:value-type="float" office:value="-0.0483218" calcext:value-type="float">
            <text:p>-0.0483218</text:p>
          </table:table-cell>
          <table:table-cell office:value-type="float" office:value="0.700535" calcext:value-type="float">
            <text:p>0.700535</text:p>
          </table:table-cell>
          <table:table-cell office:value-type="float" office:value="-0.0359707" calcext:value-type="float">
            <text:p>-0.0359707</text:p>
          </table:table-cell>
          <table:table-cell office:value-type="float" office:value="0.146684" calcext:value-type="float">
            <text:p>0.146684</text:p>
          </table:table-cell>
          <table:table-cell office:value-type="float" office:value="-0.0220195" calcext:value-type="float">
            <text:p>-0.0220195</text:p>
          </table:table-cell>
          <table:table-cell office:value-type="string" calcext:value-type="string">
            <text:p><text:s/></text:p>
          </table:table-cell>
          <table:table-cell office:value-type="float" office:value="-0.347789" calcext:value-type="float">
            <text:p>-0.347789</text:p>
          </table:table-cell>
          <table:table-cell office:value-type="float" office:value="0.786906" calcext:value-type="float">
            <text:p>0.786906</text:p>
          </table:table-cell>
          <table:table-cell office:value-type="float" office:value="0.444372" calcext:value-type="float">
            <text:p>0.444372</text:p>
          </table:table-cell>
          <table:table-cell office:value-type="float" office:value="0.105791" calcext:value-type="float">
            <text:p>0.105791</text:p>
          </table:table-cell>
          <table:table-cell office:value-type="float" office:value="-0.936082" calcext:value-type="float">
            <text:p>-0.936082</text:p>
          </table:table-cell>
          <table:table-cell office:value-type="float" office:value="0.0939148" calcext:value-type="float">
            <text:p>0.0939148</text:p>
          </table:table-cell>
          <table:table-cell office:value-type="float" office:value="-0.724759" calcext:value-type="float">
            <text:p>-0.72475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8536" calcext:value-type="float">
            <text:p>11.8536</text:p>
          </table:table-cell>
          <table:table-cell office:value-type="float" office:value="8.71195" calcext:value-type="float">
            <text:p>8.71195</text:p>
          </table:table-cell>
          <table:table-cell office:value-type="float" office:value="18.1924" calcext:value-type="float">
            <text:p>18.1924</text:p>
          </table:table-cell>
          <table:table-cell office:value-type="string" calcext:value-type="string">
            <text:p><text:s/></text:p>
          </table:table-cell>
          <table:table-cell office:value-type="float" office:value="-0.0467097" calcext:value-type="float">
            <text:p>-0.0467097</text:p>
          </table:table-cell>
          <table:table-cell office:value-type="float" office:value="-0.300706" calcext:value-type="float">
            <text:p>-0.300706</text:p>
          </table:table-cell>
          <table:table-cell office:value-type="float" office:value="-0.0435778" calcext:value-type="float">
            <text:p>-0.0435778</text:p>
          </table:table-cell>
          <table:table-cell office:value-type="float" office:value="0.701316" calcext:value-type="float">
            <text:p>0.701316</text:p>
          </table:table-cell>
          <table:table-cell office:value-type="float" office:value="-0.0452827" calcext:value-type="float">
            <text:p>-0.0452827</text:p>
          </table:table-cell>
          <table:table-cell office:value-type="float" office:value="0.148827" calcext:value-type="float">
            <text:p>0.148827</text:p>
          </table:table-cell>
          <table:table-cell office:value-type="float" office:value="-0.029213" calcext:value-type="float">
            <text:p>-0.029213</text:p>
          </table:table-cell>
          <table:table-cell office:value-type="string" calcext:value-type="string">
            <text:p><text:s/></text:p>
          </table:table-cell>
          <table:table-cell office:value-type="float" office:value="-0.359066" calcext:value-type="float">
            <text:p>-0.359066</text:p>
          </table:table-cell>
          <table:table-cell office:value-type="float" office:value="0.0636586" calcext:value-type="float">
            <text:p>0.0636586</text:p>
          </table:table-cell>
          <table:table-cell office:value-type="float" office:value="0.474405" calcext:value-type="float">
            <text:p>0.474405</text:p>
          </table:table-cell>
          <table:table-cell office:value-type="float" office:value="0.0781433" calcext:value-type="float">
            <text:p>0.0781433</text:p>
          </table:table-cell>
          <table:table-cell office:value-type="float" office:value="-0.931205" calcext:value-type="float">
            <text:p>-0.931205</text:p>
          </table:table-cell>
          <table:table-cell office:value-type="float" office:value="0.21437" calcext:value-type="float">
            <text:p>0.21437</text:p>
          </table:table-cell>
          <table:table-cell office:value-type="float" office:value="-0.719357" calcext:value-type="float">
            <text:p>-0.71935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708" calcext:value-type="float">
            <text:p>12.708</text:p>
          </table:table-cell>
          <table:table-cell office:value-type="float" office:value="9.12469" calcext:value-type="float">
            <text:p>9.12469</text:p>
          </table:table-cell>
          <table:table-cell office:value-type="float" office:value="17.3715" calcext:value-type="float">
            <text:p>17.3715</text:p>
          </table:table-cell>
          <table:table-cell office:value-type="string" calcext:value-type="string">
            <text:p><text:s/></text:p>
          </table:table-cell>
          <table:table-cell office:value-type="float" office:value="-0.0484031" calcext:value-type="float">
            <text:p>-0.0484031</text:p>
          </table:table-cell>
          <table:table-cell office:value-type="float" office:value="-0.300238" calcext:value-type="float">
            <text:p>-0.300238</text:p>
          </table:table-cell>
          <table:table-cell office:value-type="float" office:value="-0.0386083" calcext:value-type="float">
            <text:p>-0.0386083</text:p>
          </table:table-cell>
          <table:table-cell office:value-type="float" office:value="0.70239" calcext:value-type="float">
            <text:p>0.70239</text:p>
          </table:table-cell>
          <table:table-cell office:value-type="float" office:value="-0.0546929" calcext:value-type="float">
            <text:p>-0.0546929</text:p>
          </table:table-cell>
          <table:table-cell office:value-type="float" office:value="0.151151" calcext:value-type="float">
            <text:p>0.151151</text:p>
          </table:table-cell>
          <table:table-cell office:value-type="float" office:value="-0.0364966" calcext:value-type="float">
            <text:p>-0.0364966</text:p>
          </table:table-cell>
          <table:table-cell office:value-type="string" calcext:value-type="string">
            <text:p><text:s/></text:p>
          </table:table-cell>
          <table:table-cell office:value-type="float" office:value="-0.338668" calcext:value-type="float">
            <text:p>-0.338668</text:p>
          </table:table-cell>
          <table:table-cell office:value-type="float" office:value="0.0468062" calcext:value-type="float">
            <text:p>0.0468062</text:p>
          </table:table-cell>
          <table:table-cell office:value-type="float" office:value="0.496951" calcext:value-type="float">
            <text:p>0.496951</text:p>
          </table:table-cell>
          <table:table-cell office:value-type="float" office:value="0.107323" calcext:value-type="float">
            <text:p>0.107323</text:p>
          </table:table-cell>
          <table:table-cell office:value-type="float" office:value="-0.941015" calcext:value-type="float">
            <text:p>-0.941015</text:p>
          </table:table-cell>
          <table:table-cell office:value-type="float" office:value="0.232349" calcext:value-type="float">
            <text:p>0.232349</text:p>
          </table:table-cell>
          <table:table-cell office:value-type="float" office:value="-0.728363" calcext:value-type="float">
            <text:p>-0.72836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.3969" calcext:value-type="float">
            <text:p>13.3969</text:p>
          </table:table-cell>
          <table:table-cell office:value-type="float" office:value="8.29163" calcext:value-type="float">
            <text:p>8.29163</text:p>
          </table:table-cell>
          <table:table-cell office:value-type="float" office:value="17.5972" calcext:value-type="float">
            <text:p>17.5972</text:p>
          </table:table-cell>
          <table:table-cell office:value-type="string" calcext:value-type="string">
            <text:p><text:s/></text:p>
          </table:table-cell>
          <table:table-cell office:value-type="float" office:value="-0.0501077" calcext:value-type="float">
            <text:p>-0.0501077</text:p>
          </table:table-cell>
          <table:table-cell office:value-type="float" office:value="-0.299543" calcext:value-type="float">
            <text:p>-0.299543</text:p>
          </table:table-cell>
          <table:table-cell office:value-type="float" office:value="-0.0337482" calcext:value-type="float">
            <text:p>-0.0337482</text:p>
          </table:table-cell>
          <table:table-cell office:value-type="float" office:value="0.703607" calcext:value-type="float">
            <text:p>0.703607</text:p>
          </table:table-cell>
          <table:table-cell office:value-type="float" office:value="-0.0639944" calcext:value-type="float">
            <text:p>-0.0639944</text:p>
          </table:table-cell>
          <table:table-cell office:value-type="float" office:value="0.15343" calcext:value-type="float">
            <text:p>0.15343</text:p>
          </table:table-cell>
          <table:table-cell office:value-type="float" office:value="-0.0436918" calcext:value-type="float">
            <text:p>-0.0436918</text:p>
          </table:table-cell>
          <table:table-cell office:value-type="string" calcext:value-type="string">
            <text:p><text:s/></text:p>
          </table:table-cell>
          <table:table-cell office:value-type="float" office:value="-0.340927" calcext:value-type="float">
            <text:p>-0.340927</text:p>
          </table:table-cell>
          <table:table-cell office:value-type="float" office:value="0.0694923" calcext:value-type="float">
            <text:p>0.0694923</text:p>
          </table:table-cell>
          <table:table-cell office:value-type="float" office:value="0.486004" calcext:value-type="float">
            <text:p>0.486004</text:p>
          </table:table-cell>
          <table:table-cell office:value-type="float" office:value="0.121764" calcext:value-type="float">
            <text:p>0.121764</text:p>
          </table:table-cell>
          <table:table-cell office:value-type="float" office:value="-0.930153" calcext:value-type="float">
            <text:p>-0.930153</text:p>
          </table:table-cell>
          <table:table-cell office:value-type="float" office:value="0.22795" calcext:value-type="float">
            <text:p>0.22795</text:p>
          </table:table-cell>
          <table:table-cell office:value-type="float" office:value="-0.719518" calcext:value-type="float">
            <text:p>-0.71951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1508" calcext:value-type="float">
            <text:p>14.1508</text:p>
          </table:table-cell>
          <table:table-cell office:value-type="float" office:value="7.72576" calcext:value-type="float">
            <text:p>7.72576</text:p>
          </table:table-cell>
          <table:table-cell office:value-type="float" office:value="17.5978" calcext:value-type="float">
            <text:p>17.5978</text:p>
          </table:table-cell>
          <table:table-cell office:value-type="string" calcext:value-type="string">
            <text:p><text:s/></text:p>
          </table:table-cell>
          <table:table-cell office:value-type="float" office:value="-0.0518306" calcext:value-type="float">
            <text:p>-0.0518306</text:p>
          </table:table-cell>
          <table:table-cell office:value-type="float" office:value="-0.298698" calcext:value-type="float">
            <text:p>-0.298698</text:p>
          </table:table-cell>
          <table:table-cell office:value-type="float" office:value="-0.0289815" calcext:value-type="float">
            <text:p>-0.0289815</text:p>
          </table:table-cell>
          <table:table-cell office:value-type="float" office:value="0.704954" calcext:value-type="float">
            <text:p>0.704954</text:p>
          </table:table-cell>
          <table:table-cell office:value-type="float" office:value="-0.0732177" calcext:value-type="float">
            <text:p>-0.0732177</text:p>
          </table:table-cell>
          <table:table-cell office:value-type="float" office:value="0.155677" calcext:value-type="float">
            <text:p>0.155677</text:p>
          </table:table-cell>
          <table:table-cell office:value-type="float" office:value="-0.0508213" calcext:value-type="float">
            <text:p>-0.0508213</text:p>
          </table:table-cell>
          <table:table-cell office:value-type="string" calcext:value-type="string">
            <text:p><text:s/></text:p>
          </table:table-cell>
          <table:table-cell office:value-type="float" office:value="-0.344589" calcext:value-type="float">
            <text:p>-0.344589</text:p>
          </table:table-cell>
          <table:table-cell office:value-type="float" office:value="0.0845638" calcext:value-type="float">
            <text:p>0.0845638</text:p>
          </table:table-cell>
          <table:table-cell office:value-type="float" office:value="0.476674" calcext:value-type="float">
            <text:p>0.476674</text:p>
          </table:table-cell>
          <table:table-cell office:value-type="float" office:value="0.134718" calcext:value-type="float">
            <text:p>0.134718</text:p>
          </table:table-cell>
          <table:table-cell office:value-type="float" office:value="-0.922332" calcext:value-type="float">
            <text:p>-0.922332</text:p>
          </table:table-cell>
          <table:table-cell office:value-type="float" office:value="0.22466" calcext:value-type="float">
            <text:p>0.22466</text:p>
          </table:table-cell>
          <table:table-cell office:value-type="float" office:value="-0.712947" calcext:value-type="float">
            <text:p>-0.71294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317" calcext:value-type="float">
            <text:p>15.0317</text:p>
          </table:table-cell>
          <table:table-cell office:value-type="float" office:value="6.97189" calcext:value-type="float">
            <text:p>6.97189</text:p>
          </table:table-cell>
          <table:table-cell office:value-type="float" office:value="17.4394" calcext:value-type="float">
            <text:p>17.4394</text:p>
          </table:table-cell>
          <table:table-cell office:value-type="string" calcext:value-type="string">
            <text:p><text:s/></text:p>
          </table:table-cell>
          <table:table-cell office:value-type="float" office:value="-0.053588" calcext:value-type="float">
            <text:p>-0.053588</text:p>
          </table:table-cell>
          <table:table-cell office:value-type="float" office:value="-0.297133" calcext:value-type="float">
            <text:p>-0.297133</text:p>
          </table:table-cell>
          <table:table-cell office:value-type="float" office:value="-0.0243782" calcext:value-type="float">
            <text:p>-0.0243782</text:p>
          </table:table-cell>
          <table:table-cell office:value-type="float" office:value="0.706242" calcext:value-type="float">
            <text:p>0.706242</text:p>
          </table:table-cell>
          <table:table-cell office:value-type="float" office:value="-0.08237" calcext:value-type="float">
            <text:p>-0.08237</text:p>
          </table:table-cell>
          <table:table-cell office:value-type="float" office:value="0.157613" calcext:value-type="float">
            <text:p>0.157613</text:p>
          </table:table-cell>
          <table:table-cell office:value-type="float" office:value="-0.0578842" calcext:value-type="float">
            <text:p>-0.0578842</text:p>
          </table:table-cell>
          <table:table-cell office:value-type="string" calcext:value-type="string">
            <text:p><text:s/></text:p>
          </table:table-cell>
          <table:table-cell office:value-type="float" office:value="-0.35148" calcext:value-type="float">
            <text:p>-0.35148</text:p>
          </table:table-cell>
          <table:table-cell office:value-type="float" office:value="0.156454" calcext:value-type="float">
            <text:p>0.156454</text:p>
          </table:table-cell>
          <table:table-cell office:value-type="float" office:value="0.460331" calcext:value-type="float">
            <text:p>0.460331</text:p>
          </table:table-cell>
          <table:table-cell office:value-type="float" office:value="0.128759" calcext:value-type="float">
            <text:p>0.128759</text:p>
          </table:table-cell>
          <table:table-cell office:value-type="float" office:value="-0.915235" calcext:value-type="float">
            <text:p>-0.915235</text:p>
          </table:table-cell>
          <table:table-cell office:value-type="float" office:value="0.19364" calcext:value-type="float">
            <text:p>0.19364</text:p>
          </table:table-cell>
          <table:table-cell office:value-type="float" office:value="-0.706294" calcext:value-type="float">
            <text:p>-0.70629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7069" calcext:value-type="float">
            <text:p>15.7069</text:p>
          </table:table-cell>
          <table:table-cell office:value-type="float" office:value="6.47849" calcext:value-type="float">
            <text:p>6.47849</text:p>
          </table:table-cell>
          <table:table-cell office:value-type="float" office:value="17.3211" calcext:value-type="float">
            <text:p>17.3211</text:p>
          </table:table-cell>
          <table:table-cell office:value-type="string" calcext:value-type="string">
            <text:p><text:s/></text:p>
          </table:table-cell>
          <table:table-cell office:value-type="float" office:value="-0.0553858" calcext:value-type="float">
            <text:p>-0.0553858</text:p>
          </table:table-cell>
          <table:table-cell office:value-type="float" office:value="-0.295352" calcext:value-type="float">
            <text:p>-0.295352</text:p>
          </table:table-cell>
          <table:table-cell office:value-type="float" office:value="-0.0198611" calcext:value-type="float">
            <text:p>-0.0198611</text:p>
          </table:table-cell>
          <table:table-cell office:value-type="float" office:value="0.707622" calcext:value-type="float">
            <text:p>0.707622</text:p>
          </table:table-cell>
          <table:table-cell office:value-type="float" office:value="-0.09152" calcext:value-type="float">
            <text:p>-0.09152</text:p>
          </table:table-cell>
          <table:table-cell office:value-type="float" office:value="0.159498" calcext:value-type="float">
            <text:p>0.159498</text:p>
          </table:table-cell>
          <table:table-cell office:value-type="float" office:value="-0.0649366" calcext:value-type="float">
            <text:p>-0.0649366</text:p>
          </table:table-cell>
          <table:table-cell office:value-type="string" calcext:value-type="string">
            <text:p><text:s/></text:p>
          </table:table-cell>
          <table:table-cell office:value-type="float" office:value="-0.35956" calcext:value-type="float">
            <text:p>-0.35956</text:p>
          </table:table-cell>
          <table:table-cell office:value-type="float" office:value="0.178074" calcext:value-type="float">
            <text:p>0.178074</text:p>
          </table:table-cell>
          <table:table-cell office:value-type="float" office:value="0.451714" calcext:value-type="float">
            <text:p>0.451714</text:p>
          </table:table-cell>
          <table:table-cell office:value-type="float" office:value="0.138027" calcext:value-type="float">
            <text:p>0.138027</text:p>
          </table:table-cell>
          <table:table-cell office:value-type="float" office:value="-0.914993" calcext:value-type="float">
            <text:p>-0.914993</text:p>
          </table:table-cell>
          <table:table-cell office:value-type="float" office:value="0.188508" calcext:value-type="float">
            <text:p>0.188508</text:p>
          </table:table-cell>
          <table:table-cell office:value-type="float" office:value="-0.705235" calcext:value-type="float">
            <text:p>-0.7052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4254" calcext:value-type="float">
            <text:p>16.4254</text:p>
          </table:table-cell>
          <table:table-cell office:value-type="float" office:value="5.75871" calcext:value-type="float">
            <text:p>5.75871</text:p>
          </table:table-cell>
          <table:table-cell office:value-type="float" office:value="16.8421" calcext:value-type="float">
            <text:p>16.8421</text:p>
          </table:table-cell>
          <table:table-cell office:value-type="string" calcext:value-type="string">
            <text:p><text:s/></text:p>
          </table:table-cell>
          <table:table-cell office:value-type="float" office:value="-0.0572174" calcext:value-type="float">
            <text:p>-0.0572174</text:p>
          </table:table-cell>
          <table:table-cell office:value-type="float" office:value="-0.293022" calcext:value-type="float">
            <text:p>-0.293022</text:p>
          </table:table-cell>
          <table:table-cell office:value-type="float" office:value="-0.0155248" calcext:value-type="float">
            <text:p>-0.0155248</text:p>
          </table:table-cell>
          <table:table-cell office:value-type="float" office:value="0.708947" calcext:value-type="float">
            <text:p>0.708947</text:p>
          </table:table-cell>
          <table:table-cell office:value-type="float" office:value="-0.100579" calcext:value-type="float">
            <text:p>-0.100579</text:p>
          </table:table-cell>
          <table:table-cell office:value-type="float" office:value="0.161136" calcext:value-type="float">
            <text:p>0.161136</text:p>
          </table:table-cell>
          <table:table-cell office:value-type="float" office:value="-0.071905" calcext:value-type="float">
            <text:p>-0.071905</text:p>
          </table:table-cell>
          <table:table-cell office:value-type="string" calcext:value-type="string">
            <text:p><text:s/></text:p>
          </table:table-cell>
          <table:table-cell office:value-type="float" office:value="-0.366324" calcext:value-type="float">
            <text:p>-0.366324</text:p>
          </table:table-cell>
          <table:table-cell office:value-type="float" office:value="0.233066" calcext:value-type="float">
            <text:p>0.233066</text:p>
          </table:table-cell>
          <table:table-cell office:value-type="float" office:value="0.433629" calcext:value-type="float">
            <text:p>0.433629</text:p>
          </table:table-cell>
          <table:table-cell office:value-type="float" office:value="0.132514" calcext:value-type="float">
            <text:p>0.132514</text:p>
          </table:table-cell>
          <table:table-cell office:value-type="float" office:value="-0.905896" calcext:value-type="float">
            <text:p>-0.905896</text:p>
          </table:table-cell>
          <table:table-cell office:value-type="float" office:value="0.16379" calcext:value-type="float">
            <text:p>0.16379</text:p>
          </table:table-cell>
          <table:table-cell office:value-type="float" office:value="-0.696848" calcext:value-type="float">
            <text:p>-0.69684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8862" calcext:value-type="float">
            <text:p>16.8862</text:p>
          </table:table-cell>
          <table:table-cell office:value-type="float" office:value="5.13105" calcext:value-type="float">
            <text:p>5.13105</text:p>
          </table:table-cell>
          <table:table-cell office:value-type="float" office:value="16.4932" calcext:value-type="float">
            <text:p>16.4932</text:p>
          </table:table-cell>
          <table:table-cell office:value-type="string" calcext:value-type="string">
            <text:p><text:s/></text:p>
          </table:table-cell>
          <table:table-cell office:value-type="float" office:value="-0.0591424" calcext:value-type="float">
            <text:p>-0.0591424</text:p>
          </table:table-cell>
          <table:table-cell office:value-type="float" office:value="-0.289576" calcext:value-type="float">
            <text:p>-0.289576</text:p>
          </table:table-cell>
          <table:table-cell office:value-type="float" office:value="-0.0113909" calcext:value-type="float">
            <text:p>-0.0113909</text:p>
          </table:table-cell>
          <table:table-cell office:value-type="float" office:value="0.710054" calcext:value-type="float">
            <text:p>0.710054</text:p>
          </table:table-cell>
          <table:table-cell office:value-type="float" office:value="-0.109698" calcext:value-type="float">
            <text:p>-0.109698</text:p>
          </table:table-cell>
          <table:table-cell office:value-type="float" office:value="0.162319" calcext:value-type="float">
            <text:p>0.162319</text:p>
          </table:table-cell>
          <table:table-cell office:value-type="float" office:value="-0.0788958" calcext:value-type="float">
            <text:p>-0.0788958</text:p>
          </table:table-cell>
          <table:table-cell office:value-type="string" calcext:value-type="string">
            <text:p><text:s/></text:p>
          </table:table-cell>
          <table:table-cell office:value-type="float" office:value="-0.384983" calcext:value-type="float">
            <text:p>-0.384983</text:p>
          </table:table-cell>
          <table:table-cell office:value-type="float" office:value="0.344531" calcext:value-type="float">
            <text:p>0.344531</text:p>
          </table:table-cell>
          <table:table-cell office:value-type="float" office:value="0.413385" calcext:value-type="float">
            <text:p>0.413385</text:p>
          </table:table-cell>
          <table:table-cell office:value-type="float" office:value="0.110654" calcext:value-type="float">
            <text:p>0.110654</text:p>
          </table:table-cell>
          <table:table-cell office:value-type="float" office:value="-0.911874" calcext:value-type="float">
            <text:p>-0.911874</text:p>
          </table:table-cell>
          <table:table-cell office:value-type="float" office:value="0.118286" calcext:value-type="float">
            <text:p>0.118286</text:p>
          </table:table-cell>
          <table:table-cell office:value-type="float" office:value="-0.699073" calcext:value-type="float">
            <text:p>-0.69907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4325" calcext:value-type="float">
            <text:p>59.4325</text:p>
          </table:table-cell>
          <table:table-cell office:value-type="float" office:value="54.6907" calcext:value-type="float">
            <text:p>54.6907</text:p>
          </table:table-cell>
          <table:table-cell office:value-type="float" office:value="44.5667" calcext:value-type="float">
            <text:p>44.5667</text:p>
          </table:table-cell>
          <table:table-cell office:value-type="string" calcext:value-type="string">
            <text:p><text:s/></text:p>
          </table:table-cell>
          <table:table-cell office:value-type="float" office:value="-0.0547742" calcext:value-type="float">
            <text:p>-0.0547742</text:p>
          </table:table-cell>
          <table:table-cell office:value-type="float" office:value="-0.299576" calcext:value-type="float">
            <text:p>-0.299576</text:p>
          </table:table-cell>
          <table:table-cell office:value-type="float" office:value="-0.00487443" calcext:value-type="float">
            <text:p>-0.00487443</text:p>
          </table:table-cell>
          <table:table-cell office:value-type="float" office:value="0.712931" calcext:value-type="float">
            <text:p>0.712931</text:p>
          </table:table-cell>
          <table:table-cell office:value-type="float" office:value="-0.109753" calcext:value-type="float">
            <text:p>-0.109753</text:p>
          </table:table-cell>
          <table:table-cell office:value-type="float" office:value="0.164906" calcext:value-type="float">
            <text:p>0.164906</text:p>
          </table:table-cell>
          <table:table-cell office:value-type="float" office:value="-0.0795032" calcext:value-type="float">
            <text:p>-0.0795032</text:p>
          </table:table-cell>
          <table:table-cell office:value-type="string" calcext:value-type="string">
            <text:p><text:s/></text:p>
          </table:table-cell>
          <table:table-cell office:value-type="float" office:value="0.873628" calcext:value-type="float">
            <text:p>0.873628</text:p>
          </table:table-cell>
          <table:table-cell office:value-type="float" office:value="-1" calcext:value-type="float">
            <text:p>-1</text:p>
          </table:table-cell>
          <table:table-cell office:value-type="float" office:value="0.651652" calcext:value-type="float">
            <text:p>0.651652</text:p>
          </table:table-cell>
          <table:table-cell office:value-type="float" office:value="0.287678" calcext:value-type="float">
            <text:p>0.287678</text:p>
          </table:table-cell>
          <table:table-cell table:style-name="ce1" office:value-type="float" office:value="-0.00550852" calcext:value-type="float">
            <text:p>-5.51E-03</text:p>
          </table:table-cell>
          <table:table-cell office:value-type="float" office:value="0.258673" calcext:value-type="float">
            <text:p>0.258673</text:p>
          </table:table-cell>
          <table:table-cell office:value-type="float" office:value="-0.0607479" calcext:value-type="float">
            <text:p>-0.060747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.3271" calcext:value-type="float">
            <text:p>68.3271</text:p>
          </table:table-cell>
          <table:table-cell office:value-type="float" office:value="69.8538" calcext:value-type="float">
            <text:p>69.8538</text:p>
          </table:table-cell>
          <table:table-cell office:value-type="float" office:value="56.7537" calcext:value-type="float">
            <text:p>56.7537</text:p>
          </table:table-cell>
          <table:table-cell office:value-type="string" calcext:value-type="string">
            <text:p><text:s/></text:p>
          </table:table-cell>
          <table:table-cell office:value-type="float" office:value="-0.0497742" calcext:value-type="float">
            <text:p>-0.0497742</text:p>
          </table:table-cell>
          <table:table-cell office:value-type="float" office:value="-0.309576" calcext:value-type="float">
            <text:p>-0.309576</text:p>
          </table:table-cell>
          <table:table-cell office:value-type="float" office:value="0.00197725" calcext:value-type="float">
            <text:p>0.00197725</text:p>
          </table:table-cell>
          <table:table-cell office:value-type="float" office:value="0.715288" calcext:value-type="float">
            <text:p>0.715288</text:p>
          </table:table-cell>
          <table:table-cell office:value-type="float" office:value="-0.108721" calcext:value-type="float">
            <text:p>-0.108721</text:p>
          </table:table-cell>
          <table:table-cell office:value-type="float" office:value="0.167403" calcext:value-type="float">
            <text:p>0.167403</text:p>
          </table:table-cell>
          <table:table-cell office:value-type="float" office:value="-0.0793089" calcext:value-type="float">
            <text:p>-0.0793089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85169" calcext:value-type="float">
            <text:p>0.685169</text:p>
          </table:table-cell>
          <table:table-cell office:value-type="float" office:value="0.235764" calcext:value-type="float">
            <text:p>0.235764</text:p>
          </table:table-cell>
          <table:table-cell office:value-type="float" office:value="0.103161" calcext:value-type="float">
            <text:p>0.103161</text:p>
          </table:table-cell>
          <table:table-cell office:value-type="float" office:value="0.249713" calcext:value-type="float">
            <text:p>0.249713</text:p>
          </table:table-cell>
          <table:table-cell office:value-type="float" office:value="0.0194296" calcext:value-type="float">
            <text:p>0.019429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.4011" calcext:value-type="float">
            <text:p>76.4011</text:p>
          </table:table-cell>
          <table:table-cell office:value-type="float" office:value="82.9892" calcext:value-type="float">
            <text:p>82.9892</text:p>
          </table:table-cell>
          <table:table-cell office:value-type="float" office:value="66.3688" calcext:value-type="float">
            <text:p>66.3688</text:p>
          </table:table-cell>
          <table:table-cell office:value-type="string" calcext:value-type="string">
            <text:p><text:s/></text:p>
          </table:table-cell>
          <table:table-cell office:value-type="float" office:value="-0.0447742" calcext:value-type="float">
            <text:p>-0.0447742</text:p>
          </table:table-cell>
          <table:table-cell office:value-type="float" office:value="-0.319576" calcext:value-type="float">
            <text:p>-0.319576</text:p>
          </table:table-cell>
          <table:table-cell office:value-type="float" office:value="0.00874996" calcext:value-type="float">
            <text:p>0.00874996</text:p>
          </table:table-cell>
          <table:table-cell office:value-type="float" office:value="0.716155" calcext:value-type="float">
            <text:p>0.716155</text:p>
          </table:table-cell>
          <table:table-cell office:value-type="float" office:value="-0.10771" calcext:value-type="float">
            <text:p>-0.10771</text:p>
          </table:table-cell>
          <table:table-cell office:value-type="float" office:value="0.168938" calcext:value-type="float">
            <text:p>0.168938</text:p>
          </table:table-cell>
          <table:table-cell office:value-type="float" office:value="-0.07905" calcext:value-type="float">
            <text:p>-0.0790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77271" calcext:value-type="float">
            <text:p>0.677271</text:p>
          </table:table-cell>
          <table:table-cell office:value-type="float" office:value="0.0866648" calcext:value-type="float">
            <text:p>0.0866648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153458" calcext:value-type="float">
            <text:p>0.153458</text:p>
          </table:table-cell>
          <table:table-cell office:value-type="float" office:value="0.0258966" calcext:value-type="float">
            <text:p>0.025896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.8288" calcext:value-type="float">
            <text:p>80.8288</text:p>
          </table:table-cell>
          <table:table-cell office:value-type="float" office:value="89.7271" calcext:value-type="float">
            <text:p>89.7271</text:p>
          </table:table-cell>
          <table:table-cell office:value-type="float" office:value="72.1058" calcext:value-type="float">
            <text:p>72.1058</text:p>
          </table:table-cell>
          <table:table-cell office:value-type="string" calcext:value-type="string">
            <text:p><text:s/></text:p>
          </table:table-cell>
          <table:table-cell office:value-type="float" office:value="-0.0397742" calcext:value-type="float">
            <text:p>-0.0397742</text:p>
          </table:table-cell>
          <table:table-cell office:value-type="float" office:value="-0.329576" calcext:value-type="float">
            <text:p>-0.329576</text:p>
          </table:table-cell>
          <table:table-cell office:value-type="float" office:value="0.0154225" calcext:value-type="float">
            <text:p>0.0154225</text:p>
          </table:table-cell>
          <table:table-cell office:value-type="float" office:value="0.716142" calcext:value-type="float">
            <text:p>0.716142</text:p>
          </table:table-cell>
          <table:table-cell office:value-type="float" office:value="-0.106733" calcext:value-type="float">
            <text:p>-0.106733</text:p>
          </table:table-cell>
          <table:table-cell office:value-type="float" office:value="0.169852" calcext:value-type="float">
            <text:p>0.169852</text:p>
          </table:table-cell>
          <table:table-cell office:value-type="float" office:value="-0.0787714" calcext:value-type="float">
            <text:p>-0.078771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6725" calcext:value-type="float">
            <text:p>0.66725</text:p>
          </table:table-cell>
          <table:table-cell office:value-type="float" office:value="-0.00131298" calcext:value-type="float">
            <text:p>-0.00131298</text:p>
          </table:table-cell>
          <table:table-cell office:value-type="float" office:value="0.0976609" calcext:value-type="float">
            <text:p>0.0976609</text:p>
          </table:table-cell>
          <table:table-cell office:value-type="float" office:value="0.0914707" calcext:value-type="float">
            <text:p>0.0914707</text:p>
          </table:table-cell>
          <table:table-cell office:value-type="float" office:value="0.0278609" calcext:value-type="float">
            <text:p>0.027860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6304" calcext:value-type="float">
            <text:p>82.6304</text:p>
          </table:table-cell>
          <table:table-cell office:value-type="float" office:value="92.0615" calcext:value-type="float">
            <text:p>92.0615</text:p>
          </table:table-cell>
          <table:table-cell office:value-type="float" office:value="75.3405" calcext:value-type="float">
            <text:p>75.3405</text:p>
          </table:table-cell>
          <table:table-cell office:value-type="string" calcext:value-type="string">
            <text:p><text:s/></text:p>
          </table:table-cell>
          <table:table-cell office:value-type="float" office:value="-0.0347742" calcext:value-type="float">
            <text:p>-0.0347742</text:p>
          </table:table-cell>
          <table:table-cell office:value-type="float" office:value="-0.339576" calcext:value-type="float">
            <text:p>-0.339576</text:p>
          </table:table-cell>
          <table:table-cell office:value-type="float" office:value="0.0218912" calcext:value-type="float">
            <text:p>0.0218912</text:p>
          </table:table-cell>
          <table:table-cell office:value-type="float" office:value="0.715102" calcext:value-type="float">
            <text:p>0.715102</text:p>
          </table:table-cell>
          <table:table-cell office:value-type="float" office:value="-0.105769" calcext:value-type="float">
            <text:p>-0.105769</text:p>
          </table:table-cell>
          <table:table-cell office:value-type="float" office:value="0.169796" calcext:value-type="float">
            <text:p>0.169796</text:p>
          </table:table-cell>
          <table:table-cell office:value-type="float" office:value="-0.078464" calcext:value-type="float">
            <text:p>-0.078464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-0.103983" calcext:value-type="float">
            <text:p>-0.103983</text:p>
          </table:table-cell>
          <table:table-cell office:value-type="float" office:value="0.0963965" calcext:value-type="float">
            <text:p>0.0963965</text:p>
          </table:table-cell>
          <table:table-cell office:value-type="float" office:value="-0.00558129" calcext:value-type="float">
            <text:p>-0.00558129</text:p>
          </table:table-cell>
          <table:table-cell office:value-type="float" office:value="0.0307351" calcext:value-type="float">
            <text:p>0.030735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.1975" calcext:value-type="float">
            <text:p>80.1975</text:p>
          </table:table-cell>
          <table:table-cell office:value-type="float" office:value="88.5637" calcext:value-type="float">
            <text:p>88.5637</text:p>
          </table:table-cell>
          <table:table-cell office:value-type="float" office:value="74.3987" calcext:value-type="float">
            <text:p>74.3987</text:p>
          </table:table-cell>
          <table:table-cell office:value-type="string" calcext:value-type="string">
            <text:p><text:s/></text:p>
          </table:table-cell>
          <table:table-cell office:value-type="float" office:value="-0.0297742" calcext:value-type="float">
            <text:p>-0.0297742</text:p>
          </table:table-cell>
          <table:table-cell office:value-type="float" office:value="-0.349576" calcext:value-type="float">
            <text:p>-0.349576</text:p>
          </table:table-cell>
          <table:table-cell office:value-type="float" office:value="0.0281666" calcext:value-type="float">
            <text:p>0.0281666</text:p>
          </table:table-cell>
          <table:table-cell office:value-type="float" office:value="0.713335" calcext:value-type="float">
            <text:p>0.713335</text:p>
          </table:table-cell>
          <table:table-cell office:value-type="float" office:value="-0.104838" calcext:value-type="float">
            <text:p>-0.104838</text:p>
          </table:table-cell>
          <table:table-cell office:value-type="float" office:value="0.168804" calcext:value-type="float">
            <text:p>0.168804</text:p>
          </table:table-cell>
          <table:table-cell office:value-type="float" office:value="-0.0781701" calcext:value-type="float">
            <text:p>-0.078170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627545" calcext:value-type="float">
            <text:p>0.627545</text:p>
          </table:table-cell>
          <table:table-cell office:value-type="float" office:value="-0.176663" calcext:value-type="float">
            <text:p>-0.176663</text:p>
          </table:table-cell>
          <table:table-cell office:value-type="float" office:value="0.0931023" calcext:value-type="float">
            <text:p>0.0931023</text:p>
          </table:table-cell>
          <table:table-cell office:value-type="float" office:value="-0.0992072" calcext:value-type="float">
            <text:p>-0.0992072</text:p>
          </table:table-cell>
          <table:table-cell office:value-type="float" office:value="0.0293937" calcext:value-type="float">
            <text:p>0.029393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0608" calcext:value-type="float">
            <text:p>75.0608</text:p>
          </table:table-cell>
          <table:table-cell office:value-type="float" office:value="81.0866" calcext:value-type="float">
            <text:p>81.0866</text:p>
          </table:table-cell>
          <table:table-cell office:value-type="float" office:value="70.7438" calcext:value-type="float">
            <text:p>70.7438</text:p>
          </table:table-cell>
          <table:table-cell office:value-type="string" calcext:value-type="string">
            <text:p><text:s/></text:p>
          </table:table-cell>
          <table:table-cell office:value-type="float" office:value="-0.0247805" calcext:value-type="float">
            <text:p>-0.0247805</text:p>
          </table:table-cell>
          <table:table-cell office:value-type="float" office:value="-0.359576" calcext:value-type="float">
            <text:p>-0.359576</text:p>
          </table:table-cell>
          <table:table-cell office:value-type="float" office:value="0.0342328" calcext:value-type="float">
            <text:p>0.0342328</text:p>
          </table:table-cell>
          <table:table-cell office:value-type="float" office:value="0.710964" calcext:value-type="float">
            <text:p>0.710964</text:p>
          </table:table-cell>
          <table:table-cell office:value-type="float" office:value="-0.103923" calcext:value-type="float">
            <text:p>-0.103923</text:p>
          </table:table-cell>
          <table:table-cell office:value-type="float" office:value="0.166702" calcext:value-type="float">
            <text:p>0.166702</text:p>
          </table:table-cell>
          <table:table-cell office:value-type="float" office:value="-0.0778902" calcext:value-type="float">
            <text:p>-0.0778902</text:p>
          </table:table-cell>
          <table:table-cell office:value-type="string" calcext:value-type="string">
            <text:p><text:s/></text:p>
          </table:table-cell>
          <table:table-cell office:value-type="float" office:value="0.998759" calcext:value-type="float">
            <text:p>0.998759</text:p>
          </table:table-cell>
          <table:table-cell office:value-type="float" office:value="-1" calcext:value-type="float">
            <text:p>-1</text:p>
          </table:table-cell>
          <table:table-cell office:value-type="float" office:value="0.606616" calcext:value-type="float">
            <text:p>0.606616</text:p>
          </table:table-cell>
          <table:table-cell office:value-type="float" office:value="-0.237115" calcext:value-type="float">
            <text:p>-0.237115</text:p>
          </table:table-cell>
          <table:table-cell office:value-type="float" office:value="0.0915207" calcext:value-type="float">
            <text:p>0.0915207</text:p>
          </table:table-cell>
          <table:table-cell office:value-type="float" office:value="-0.210281" calcext:value-type="float">
            <text:p>-0.210281</text:p>
          </table:table-cell>
          <table:table-cell office:value-type="float" office:value="0.0279841" calcext:value-type="float">
            <text:p>0.027984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.2768" calcext:value-type="float">
            <text:p>68.2768</text:p>
          </table:table-cell>
          <table:table-cell office:value-type="float" office:value="71.012" calcext:value-type="float">
            <text:p>71.012</text:p>
          </table:table-cell>
          <table:table-cell office:value-type="float" office:value="65.4052" calcext:value-type="float">
            <text:p>65.4052</text:p>
          </table:table-cell>
          <table:table-cell office:value-type="string" calcext:value-type="string">
            <text:p><text:s/></text:p>
          </table:table-cell>
          <table:table-cell office:value-type="float" office:value="-0.0198617" calcext:value-type="float">
            <text:p>-0.0198617</text:p>
          </table:table-cell>
          <table:table-cell office:value-type="float" office:value="-0.367376" calcext:value-type="float">
            <text:p>-0.367376</text:p>
          </table:table-cell>
          <table:table-cell office:value-type="float" office:value="0.0400394" calcext:value-type="float">
            <text:p>0.0400394</text:p>
          </table:table-cell>
          <table:table-cell office:value-type="float" office:value="0.708082" calcext:value-type="float">
            <text:p>0.708082</text:p>
          </table:table-cell>
          <table:table-cell office:value-type="float" office:value="-0.102993" calcext:value-type="float">
            <text:p>-0.102993</text:p>
          </table:table-cell>
          <table:table-cell office:value-type="float" office:value="0.163206" calcext:value-type="float">
            <text:p>0.163206</text:p>
          </table:table-cell>
          <table:table-cell office:value-type="float" office:value="-0.077604" calcext:value-type="float">
            <text:p>-0.077604</text:p>
          </table:table-cell>
          <table:table-cell office:value-type="string" calcext:value-type="string">
            <text:p><text:s/></text:p>
          </table:table-cell>
          <table:table-cell office:value-type="float" office:value="0.983749" calcext:value-type="float">
            <text:p>0.983749</text:p>
          </table:table-cell>
          <table:table-cell office:value-type="float" office:value="-0.779941" calcext:value-type="float">
            <text:p>-0.779941</text:p>
          </table:table-cell>
          <table:table-cell office:value-type="float" office:value="0.580657" calcext:value-type="float">
            <text:p>0.580657</text:p>
          </table:table-cell>
          <table:table-cell office:value-type="float" office:value="-0.288256" calcext:value-type="float">
            <text:p>-0.288256</text:p>
          </table:table-cell>
          <table:table-cell office:value-type="float" office:value="0.0930275" calcext:value-type="float">
            <text:p>0.0930275</text:p>
          </table:table-cell>
          <table:table-cell office:value-type="float" office:value="-0.349546" calcext:value-type="float">
            <text:p>-0.349546</text:p>
          </table:table-cell>
          <table:table-cell office:value-type="float" office:value="0.0286239" calcext:value-type="float">
            <text:p>0.028623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5678" calcext:value-type="float">
            <text:p>63.5678</text:p>
          </table:table-cell>
          <table:table-cell office:value-type="float" office:value="63.4376" calcext:value-type="float">
            <text:p>63.4376</text:p>
          </table:table-cell>
          <table:table-cell office:value-type="float" office:value="61.5669" calcext:value-type="float">
            <text:p>61.5669</text:p>
          </table:table-cell>
          <table:table-cell office:value-type="string" calcext:value-type="string">
            <text:p><text:s/></text:p>
          </table:table-cell>
          <table:table-cell office:value-type="float" office:value="-0.0151113" calcext:value-type="float">
            <text:p>-0.0151113</text:p>
          </table:table-cell>
          <table:table-cell office:value-type="float" office:value="-0.367899" calcext:value-type="float">
            <text:p>-0.367899</text:p>
          </table:table-cell>
          <table:table-cell office:value-type="float" office:value="0.0456253" calcext:value-type="float">
            <text:p>0.0456253</text:p>
          </table:table-cell>
          <table:table-cell office:value-type="float" office:value="0.704723" calcext:value-type="float">
            <text:p>0.704723</text:p>
          </table:table-cell>
          <table:table-cell office:value-type="float" office:value="-0.102117" calcext:value-type="float">
            <text:p>-0.102117</text:p>
          </table:table-cell>
          <table:table-cell office:value-type="float" office:value="0.158225" calcext:value-type="float">
            <text:p>0.158225</text:p>
          </table:table-cell>
          <table:table-cell office:value-type="float" office:value="-0.0773522" calcext:value-type="float">
            <text:p>-0.0773522</text:p>
          </table:table-cell>
          <table:table-cell office:value-type="string" calcext:value-type="string">
            <text:p><text:s/></text:p>
          </table:table-cell>
          <table:table-cell office:value-type="float" office:value="0.950078" calcext:value-type="float">
            <text:p>0.950078</text:p>
          </table:table-cell>
          <table:table-cell office:value-type="float" office:value="-0.0523508" calcext:value-type="float">
            <text:p>-0.0523508</text:p>
          </table:table-cell>
          <table:table-cell office:value-type="float" office:value="0.558597" calcext:value-type="float">
            <text:p>0.558597</text:p>
          </table:table-cell>
          <table:table-cell office:value-type="float" office:value="-0.335839" calcext:value-type="float">
            <text:p>-0.335839</text:p>
          </table:table-cell>
          <table:table-cell office:value-type="float" office:value="0.0875423" calcext:value-type="float">
            <text:p>0.0875423</text:p>
          </table:table-cell>
          <table:table-cell office:value-type="float" office:value="-0.498079" calcext:value-type="float">
            <text:p>-0.498079</text:p>
          </table:table-cell>
          <table:table-cell office:value-type="float" office:value="0.0251756" calcext:value-type="float">
            <text:p>0.025175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.4303" calcext:value-type="float">
            <text:p>63.4303</text:p>
          </table:table-cell>
          <table:table-cell office:value-type="float" office:value="62.9855" calcext:value-type="float">
            <text:p>62.9855</text:p>
          </table:table-cell>
          <table:table-cell office:value-type="float" office:value="62.5662" calcext:value-type="float">
            <text:p>62.5662</text:p>
          </table:table-cell>
          <table:table-cell office:value-type="string" calcext:value-type="string">
            <text:p><text:s/></text:p>
          </table:table-cell>
          <table:table-cell office:value-type="float" office:value="-0.0105263" calcext:value-type="float">
            <text:p>-0.0105263</text:p>
          </table:table-cell>
          <table:table-cell office:value-type="float" office:value="-0.365834" calcext:value-type="float">
            <text:p>-0.365834</text:p>
          </table:table-cell>
          <table:table-cell office:value-type="float" office:value="0.0510201" calcext:value-type="float">
            <text:p>0.0510201</text:p>
          </table:table-cell>
          <table:table-cell office:value-type="float" office:value="0.700387" calcext:value-type="float">
            <text:p>0.700387</text:p>
          </table:table-cell>
          <table:table-cell office:value-type="float" office:value="-0.101303" calcext:value-type="float">
            <text:p>-0.101303</text:p>
          </table:table-cell>
          <table:table-cell office:value-type="float" office:value="0.152136" calcext:value-type="float">
            <text:p>0.152136</text:p>
          </table:table-cell>
          <table:table-cell office:value-type="float" office:value="-0.0770999" calcext:value-type="float">
            <text:p>-0.0770999</text:p>
          </table:table-cell>
          <table:table-cell office:value-type="string" calcext:value-type="string">
            <text:p><text:s/></text:p>
          </table:table-cell>
          <table:table-cell office:value-type="float" office:value="0.917004" calcext:value-type="float">
            <text:p>0.917004</text:p>
          </table:table-cell>
          <table:table-cell office:value-type="float" office:value="0.206567" calcext:value-type="float">
            <text:p>0.206567</text:p>
          </table:table-cell>
          <table:table-cell office:value-type="float" office:value="0.539479" calcext:value-type="float">
            <text:p>0.539479</text:p>
          </table:table-cell>
          <table:table-cell office:value-type="float" office:value="-0.433592" calcext:value-type="float">
            <text:p>-0.433592</text:p>
          </table:table-cell>
          <table:table-cell office:value-type="float" office:value="0.081436" calcext:value-type="float">
            <text:p>0.081436</text:p>
          </table:table-cell>
          <table:table-cell office:value-type="float" office:value="-0.608962" calcext:value-type="float">
            <text:p>-0.608962</text:p>
          </table:table-cell>
          <table:table-cell office:value-type="float" office:value="0.0252395" calcext:value-type="float">
            <text:p>0.025239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06618" calcext:value-type="float">
            <text:p>6.06618</text:p>
          </table:table-cell>
          <table:table-cell office:value-type="float" office:value="6.02957" calcext:value-type="float">
            <text:p>6.02957</text:p>
          </table:table-cell>
          <table:table-cell office:value-type="float" office:value="4.50622" calcext:value-type="float">
            <text:p>4.50622</text:p>
          </table:table-cell>
          <table:table-cell office:value-type="string" calcext:value-type="string">
            <text:p><text:s/></text:p>
          </table:table-cell>
          <table:table-cell office:value-type="float" office:value="-0.0101406" calcext:value-type="float">
            <text:p>-0.0101406</text:p>
          </table:table-cell>
          <table:table-cell office:value-type="float" office:value="-0.367417" calcext:value-type="float">
            <text:p>-0.367417</text:p>
          </table:table-cell>
          <table:table-cell office:value-type="float" office:value="0.051811" calcext:value-type="float">
            <text:p>0.051811</text:p>
          </table:table-cell>
          <table:table-cell office:value-type="float" office:value="0.700703" calcext:value-type="float">
            <text:p>0.700703</text:p>
          </table:table-cell>
          <table:table-cell office:value-type="float" office:value="-0.101511" calcext:value-type="float">
            <text:p>-0.101511</text:p>
          </table:table-cell>
          <table:table-cell office:value-type="float" office:value="0.152445" calcext:value-type="float">
            <text:p>0.152445</text:p>
          </table:table-cell>
          <table:table-cell office:value-type="float" office:value="-0.077314" calcext:value-type="float">
            <text:p>-0.077314</text:p>
          </table:table-cell>
          <table:table-cell office:value-type="string" calcext:value-type="string">
            <text:p><text:s/></text:p>
          </table:table-cell>
          <table:table-cell office:value-type="float" office:value="0.0771513" calcext:value-type="float">
            <text:p>0.0771513</text:p>
          </table:table-cell>
          <table:table-cell office:value-type="float" office:value="-0.158326" calcext:value-type="float">
            <text:p>-0.158326</text:p>
          </table:table-cell>
          <table:table-cell office:value-type="float" office:value="0.0790835" calcext:value-type="float">
            <text:p>0.0790835</text:p>
          </table:table-cell>
          <table:table-cell office:value-type="float" office:value="0.0315257" calcext:value-type="float">
            <text:p>0.0315257</text:p>
          </table:table-cell>
          <table:table-cell office:value-type="float" office:value="-0.0208358" calcext:value-type="float">
            <text:p>-0.0208358</text:p>
          </table:table-cell>
          <table:table-cell office:value-type="float" office:value="0.0309126" calcext:value-type="float">
            <text:p>0.0309126</text:p>
          </table:table-cell>
          <table:table-cell office:value-type="float" office:value="-0.0214117" calcext:value-type="float">
            <text:p>-0.021411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1736" calcext:value-type="float">
            <text:p>0.691736</text:p>
          </table:table-cell>
          <table:table-cell office:value-type="float" office:value="0.493936" calcext:value-type="float">
            <text:p>0.493936</text:p>
          </table:table-cell>
          <table:table-cell office:value-type="float" office:value="0.671178" calcext:value-type="float">
            <text:p>0.671178</text:p>
          </table:table-cell>
          <table:table-cell office:value-type="string" calcext:value-type="string">
            <text:p><text:s/></text:p>
          </table:table-cell>
          <table:table-cell office:value-type="float" office:value="-0.0101539" calcext:value-type="float">
            <text:p>-0.0101539</text:p>
          </table:table-cell>
          <table:table-cell office:value-type="float" office:value="-0.36736" calcext:value-type="float">
            <text:p>-0.36736</text:p>
          </table:table-cell>
          <table:table-cell office:value-type="float" office:value="0.0517989" calcext:value-type="float">
            <text:p>0.0517989</text:p>
          </table:table-cell>
          <table:table-cell office:value-type="float" office:value="0.700697" calcext:value-type="float">
            <text:p>0.700697</text:p>
          </table:table-cell>
          <table:table-cell office:value-type="float" office:value="-0.101519" calcext:value-type="float">
            <text:p>-0.101519</text:p>
          </table:table-cell>
          <table:table-cell office:value-type="float" office:value="0.152434" calcext:value-type="float">
            <text:p>0.152434</text:p>
          </table:table-cell>
          <table:table-cell office:value-type="float" office:value="-0.0773187" calcext:value-type="float">
            <text:p>-0.0773187</text:p>
          </table:table-cell>
          <table:table-cell office:value-type="string" calcext:value-type="string">
            <text:p><text:s/></text:p>
          </table:table-cell>
          <table:table-cell office:value-type="float" office:value="-0.00266048" calcext:value-type="float">
            <text:p>-0.00266048</text:p>
          </table:table-cell>
          <table:table-cell office:value-type="float" office:value="0.00571683" calcext:value-type="float">
            <text:p>0.00571683</text:p>
          </table:table-cell>
          <table:table-cell office:value-type="float" office:value="-0.00120563" calcext:value-type="float">
            <text:p>-0.00120563</text:p>
          </table:table-cell>
          <table:table-cell table:style-name="ce1" office:value-type="float" office:value="-0.000551292" calcext:value-type="float">
            <text:p>-5.51E-04</text:p>
          </table:table-cell>
          <table:table-cell table:style-name="ce1" office:value-type="float" office:value="-0.000755655" calcext:value-type="float">
            <text:p>-7.56E-04</text:p>
          </table:table-cell>
          <table:table-cell table:style-name="ce1" office:value-type="float" office:value="-0.00105152" calcext:value-type="float">
            <text:p>-1.05E-03</text:p>
          </table:table-cell>
          <table:table-cell table:style-name="ce1" office:value-type="float" office:value="-0.000477053" calcext:value-type="float">
            <text:p>-4.77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2216" calcext:value-type="float">
            <text:p>0.72216</text:p>
          </table:table-cell>
          <table:table-cell office:value-type="float" office:value="0.554098" calcext:value-type="float">
            <text:p>0.554098</text:p>
          </table:table-cell>
          <table:table-cell office:value-type="float" office:value="0.563316" calcext:value-type="float">
            <text:p>0.563316</text:p>
          </table:table-cell>
          <table:table-cell office:value-type="string" calcext:value-type="string">
            <text:p><text:s/></text:p>
          </table:table-cell>
          <table:table-cell office:value-type="float" office:value="-0.0101562" calcext:value-type="float">
            <text:p>-0.0101562</text:p>
          </table:table-cell>
          <table:table-cell office:value-type="float" office:value="-0.367503" calcext:value-type="float">
            <text:p>-0.367503</text:p>
          </table:table-cell>
          <table:table-cell office:value-type="float" office:value="0.0518311" calcext:value-type="float">
            <text:p>0.0518311</text:p>
          </table:table-cell>
          <table:table-cell office:value-type="float" office:value="0.70075" calcext:value-type="float">
            <text:p>0.70075</text:p>
          </table:table-cell>
          <table:table-cell office:value-type="float" office:value="-0.101549" calcext:value-type="float">
            <text:p>-0.101549</text:p>
          </table:table-cell>
          <table:table-cell office:value-type="float" office:value="0.152501" calcext:value-type="float">
            <text:p>0.152501</text:p>
          </table:table-cell>
          <table:table-cell office:value-type="float" office:value="-0.0773437" calcext:value-type="float">
            <text:p>-0.0773437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468881" calcext:value-type="float">
            <text:p>-4.69E-04</text:p>
          </table:table-cell>
          <table:table-cell office:value-type="float" office:value="-0.0142995" calcext:value-type="float">
            <text:p>-0.0142995</text:p>
          </table:table-cell>
          <table:table-cell office:value-type="float" office:value="0.00322125" calcext:value-type="float">
            <text:p>0.00322125</text:p>
          </table:table-cell>
          <table:table-cell office:value-type="float" office:value="0.00532215" calcext:value-type="float">
            <text:p>0.00532215</text:p>
          </table:table-cell>
          <table:table-cell table:style-name="ce1" office:value-type="float" office:value="-0.00300192" calcext:value-type="float">
            <text:p>-3.00E-03</text:p>
          </table:table-cell>
          <table:table-cell office:value-type="float" office:value="0.00665156" calcext:value-type="float">
            <text:p>0.00665156</text:p>
          </table:table-cell>
          <table:table-cell table:style-name="ce1" office:value-type="float" office:value="-0.00249356" calcext:value-type="float">
            <text:p>-2.49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4134" calcext:value-type="float">
            <text:p>0.804134</text:p>
          </table:table-cell>
          <table:table-cell office:value-type="float" office:value="0.499408" calcext:value-type="float">
            <text:p>0.499408</text:p>
          </table:table-cell>
          <table:table-cell office:value-type="float" office:value="0.536285" calcext:value-type="float">
            <text:p>0.536285</text:p>
          </table:table-cell>
          <table:table-cell office:value-type="string" calcext:value-type="string">
            <text:p><text:s/></text:p>
          </table:table-cell>
          <table:table-cell office:value-type="float" office:value="-0.0101648" calcext:value-type="float">
            <text:p>-0.0101648</text:p>
          </table:table-cell>
          <table:table-cell office:value-type="float" office:value="-0.367277" calcext:value-type="float">
            <text:p>-0.367277</text:p>
          </table:table-cell>
          <table:table-cell office:value-type="float" office:value="0.0518019" calcext:value-type="float">
            <text:p>0.0518019</text:p>
          </table:table-cell>
          <table:table-cell office:value-type="float" office:value="0.700673" calcext:value-type="float">
            <text:p>0.700673</text:p>
          </table:table-cell>
          <table:table-cell office:value-type="float" office:value="-0.10154" calcext:value-type="float">
            <text:p>-0.10154</text:p>
          </table:table-cell>
          <table:table-cell office:value-type="float" office:value="0.152399" calcext:value-type="float">
            <text:p>0.152399</text:p>
          </table:table-cell>
          <table:table-cell office:value-type="float" office:value="-0.0773341" calcext:value-type="float">
            <text:p>-0.077334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170944" calcext:value-type="float">
            <text:p>-1.71E-03</text:p>
          </table:table-cell>
          <table:table-cell office:value-type="float" office:value="0.0226028" calcext:value-type="float">
            <text:p>0.0226028</text:p>
          </table:table-cell>
          <table:table-cell table:style-name="ce1" office:value-type="float" office:value="-0.00292236" calcext:value-type="float">
            <text:p>-2.92E-03</text:p>
          </table:table-cell>
          <table:table-cell table:style-name="ce1" office:value-type="float" office:value="-0.00771026" calcext:value-type="float">
            <text:p>-7.71E-03</text:p>
          </table:table-cell>
          <table:table-cell table:style-name="ce1" office:value-type="float" office:value="0.000924542" calcext:value-type="float">
            <text:p>9.25E-04</text:p>
          </table:table-cell>
          <table:table-cell table:style-name="ce1" office:value-type="float" office:value="-0.0101931" calcext:value-type="float">
            <text:p>-1.02E-02</text:p>
          </table:table-cell>
          <table:table-cell table:style-name="ce1" office:value-type="float" office:value="0.000959383" calcext:value-type="float">
            <text:p>9.59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03097" calcext:value-type="float">
            <text:p>0.703097</text:p>
          </table:table-cell>
          <table:table-cell office:value-type="float" office:value="0.578243" calcext:value-type="float">
            <text:p>0.578243</text:p>
          </table:table-cell>
          <table:table-cell office:value-type="float" office:value="0.562701" calcext:value-type="float">
            <text:p>0.562701</text:p>
          </table:table-cell>
          <table:table-cell office:value-type="string" calcext:value-type="string">
            <text:p><text:s/></text:p>
          </table:table-cell>
          <table:table-cell office:value-type="float" office:value="-0.0101568" calcext:value-type="float">
            <text:p>-0.0101568</text:p>
          </table:table-cell>
          <table:table-cell office:value-type="float" office:value="-0.367522" calcext:value-type="float">
            <text:p>-0.367522</text:p>
          </table:table-cell>
          <table:table-cell office:value-type="float" office:value="0.0518351" calcext:value-type="float">
            <text:p>0.0518351</text:p>
          </table:table-cell>
          <table:table-cell office:value-type="float" office:value="0.700758" calcext:value-type="float">
            <text:p>0.700758</text:p>
          </table:table-cell>
          <table:table-cell office:value-type="float" office:value="-0.101553" calcext:value-type="float">
            <text:p>-0.101553</text:p>
          </table:table-cell>
          <table:table-cell office:value-type="float" office:value="0.152511" calcext:value-type="float">
            <text:p>0.152511</text:p>
          </table:table-cell>
          <table:table-cell office:value-type="float" office:value="-0.0773471" calcext:value-type="float">
            <text:p>-0.077347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158841" calcext:value-type="float">
            <text:p>1.59E-03</text:p>
          </table:table-cell>
          <table:table-cell table:style-name="ce1" office:value-type="float" office:value="-0.0245509" calcext:value-type="float">
            <text:p>-2.46E-02</text:p>
          </table:table-cell>
          <table:table-cell table:style-name="ce1" office:value-type="float" office:value="0.00332569" calcext:value-type="float">
            <text:p>3.33E-03</text:p>
          </table:table-cell>
          <table:table-cell table:style-name="ce1" office:value-type="float" office:value="0.0084947" calcext:value-type="float">
            <text:p>8.49E-03</text:p>
          </table:table-cell>
          <table:table-cell table:style-name="ce1" office:value-type="float" office:value="-0.0013353" calcext:value-type="float">
            <text:p>-1.34E-03</text:p>
          </table:table-cell>
          <table:table-cell table:style-name="ce1" office:value-type="float" office:value="0.0111587" calcext:value-type="float">
            <text:p>1.12E-02</text:p>
          </table:table-cell>
          <table:table-cell table:style-name="ce1" office:value-type="float" office:value="-0.00129877" calcext:value-type="float">
            <text:p>-1.30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0228" calcext:value-type="float">
            <text:p>0.80228</text:p>
          </table:table-cell>
          <table:table-cell office:value-type="float" office:value="0.503344" calcext:value-type="float">
            <text:p>0.503344</text:p>
          </table:table-cell>
          <table:table-cell office:value-type="float" office:value="0.526009" calcext:value-type="float">
            <text:p>0.526009</text:p>
          </table:table-cell>
          <table:table-cell office:value-type="string" calcext:value-type="string">
            <text:p><text:s/></text:p>
          </table:table-cell>
          <table:table-cell office:value-type="float" office:value="-0.0101647" calcext:value-type="float">
            <text:p>-0.0101647</text:p>
          </table:table-cell>
          <table:table-cell office:value-type="float" office:value="-0.367288" calcext:value-type="float">
            <text:p>-0.367288</text:p>
          </table:table-cell>
          <table:table-cell office:value-type="float" office:value="0.0518037" calcext:value-type="float">
            <text:p>0.0518037</text:p>
          </table:table-cell>
          <table:table-cell office:value-type="float" office:value="0.700677" calcext:value-type="float">
            <text:p>0.700677</text:p>
          </table:table-cell>
          <table:table-cell office:value-type="float" office:value="-0.101541" calcext:value-type="float">
            <text:p>-0.101541</text:p>
          </table:table-cell>
          <table:table-cell office:value-type="float" office:value="0.152404" calcext:value-type="float">
            <text:p>0.152404</text:p>
          </table:table-cell>
          <table:table-cell office:value-type="float" office:value="-0.0773352" calcext:value-type="float">
            <text:p>-0.0773352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157509" calcext:value-type="float">
            <text:p>-1.58E-03</text:p>
          </table:table-cell>
          <table:table-cell table:style-name="ce1" office:value-type="float" office:value="0.0233737" calcext:value-type="float">
            <text:p>2.34E-02</text:p>
          </table:table-cell>
          <table:table-cell table:style-name="ce1" office:value-type="float" office:value="-0.00314586" calcext:value-type="float">
            <text:p>-3.15E-03</text:p>
          </table:table-cell>
          <table:table-cell table:style-name="ce1" office:value-type="float" office:value="-0.00814474" calcext:value-type="float">
            <text:p>-8.14E-03</text:p>
          </table:table-cell>
          <table:table-cell table:style-name="ce1" office:value-type="float" office:value="0.00119943" calcext:value-type="float">
            <text:p>1.20E-03</text:p>
          </table:table-cell>
          <table:table-cell table:style-name="ce1" office:value-type="float" office:value="-0.0106765" calcext:value-type="float">
            <text:p>-1.07E-02</text:p>
          </table:table-cell>
          <table:table-cell table:style-name="ce1" office:value-type="float" office:value="0.00118413" calcext:value-type="float">
            <text:p>1.18E-0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64091" calcext:value-type="float">
            <text:p>0.764091</text:p>
          </table:table-cell>
          <table:table-cell office:value-type="float" office:value="0.57566" calcext:value-type="float">
            <text:p>0.57566</text:p>
          </table:table-cell>
          <table:table-cell office:value-type="float" office:value="0.556213" calcext:value-type="float">
            <text:p>0.556213</text:p>
          </table:table-cell>
          <table:table-cell office:value-type="string" calcext:value-type="string">
            <text:p><text:s/></text:p>
          </table:table-cell>
          <table:table-cell office:value-type="float" office:value="-0.0101558" calcext:value-type="float">
            <text:p>-0.0101558</text:p>
          </table:table-cell>
          <table:table-cell office:value-type="float" office:value="-0.36744" calcext:value-type="float">
            <text:p>-0.36744</text:p>
          </table:table-cell>
          <table:table-cell office:value-type="float" office:value="0.0518214" calcext:value-type="float">
            <text:p>0.0518214</text:p>
          </table:table-cell>
          <table:table-cell office:value-type="float" office:value="0.700728" calcext:value-type="float">
            <text:p>0.700728</text:p>
          </table:table-cell>
          <table:table-cell office:value-type="float" office:value="-0.101541" calcext:value-type="float">
            <text:p>-0.101541</text:p>
          </table:table-cell>
          <table:table-cell office:value-type="float" office:value="0.152472" calcext:value-type="float">
            <text:p>0.152472</text:p>
          </table:table-cell>
          <table:table-cell office:value-type="float" office:value="-0.0773369" calcext:value-type="float">
            <text:p>-0.0773369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177799" calcext:value-type="float">
            <text:p>1.78E-03</text:p>
          </table:table-cell>
          <table:table-cell table:style-name="ce1" office:value-type="float" office:value="-0.01521" calcext:value-type="float">
            <text:p>-1.52E-02</text:p>
          </table:table-cell>
          <table:table-cell table:style-name="ce1" office:value-type="float" office:value="0.00177498" calcext:value-type="float">
            <text:p>1.77E-03</text:p>
          </table:table-cell>
          <table:table-cell table:style-name="ce1" office:value-type="float" office:value="0.0051395" calcext:value-type="float">
            <text:p>5.14E-03</text:p>
          </table:table-cell>
          <table:table-cell table:style-name="ce1" office:value-type="float" office:value="0.00000615554" calcext:value-type="float">
            <text:p>6.16E-06</text:p>
          </table:table-cell>
          <table:table-cell table:style-name="ce1" office:value-type="float" office:value="0.00679704" calcext:value-type="float">
            <text:p>6.80E-03</text:p>
          </table:table-cell>
          <table:table-cell table:style-name="ce1" office:value-type="float" office:value="-0.000170109" calcext:value-type="float">
            <text:p>-1.70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80026" calcext:value-type="float">
            <text:p>0.780026</text:p>
          </table:table-cell>
          <table:table-cell office:value-type="float" office:value="0.527604" calcext:value-type="float">
            <text:p>0.527604</text:p>
          </table:table-cell>
          <table:table-cell office:value-type="float" office:value="0.561115" calcext:value-type="float">
            <text:p>0.561115</text:p>
          </table:table-cell>
          <table:table-cell office:value-type="string" calcext:value-type="string">
            <text:p><text:s/></text:p>
          </table:table-cell>
          <table:table-cell office:value-type="float" office:value="-0.0101576" calcext:value-type="float">
            <text:p>-0.0101576</text:p>
          </table:table-cell>
          <table:table-cell office:value-type="float" office:value="-0.367434" calcext:value-type="float">
            <text:p>-0.367434</text:p>
          </table:table-cell>
          <table:table-cell office:value-type="float" office:value="0.0518251" calcext:value-type="float">
            <text:p>0.0518251</text:p>
          </table:table-cell>
          <table:table-cell office:value-type="float" office:value="0.700729" calcext:value-type="float">
            <text:p>0.700729</text:p>
          </table:table-cell>
          <table:table-cell office:value-type="float" office:value="-0.101547" calcext:value-type="float">
            <text:p>-0.101547</text:p>
          </table:table-cell>
          <table:table-cell office:value-type="float" office:value="0.152471" calcext:value-type="float">
            <text:p>0.152471</text:p>
          </table:table-cell>
          <table:table-cell office:value-type="float" office:value="-0.0773417" calcext:value-type="float">
            <text:p>-0.0773417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354068" calcext:value-type="float">
            <text:p>-3.54E-04</text:p>
          </table:table-cell>
          <table:table-cell table:style-name="ce1" office:value-type="float" office:value="0.00061718" calcext:value-type="float">
            <text:p>6.17E-04</text:p>
          </table:table-cell>
          <table:table-cell table:style-name="ce1" office:value-type="float" office:value="0.000364589" calcext:value-type="float">
            <text:p>3.65E-04</text:p>
          </table:table-cell>
          <table:table-cell table:style-name="ce1" office:value-type="float" office:value="0.000115112" calcext:value-type="float">
            <text:p>1.15E-04</text:p>
          </table:table-cell>
          <table:table-cell table:style-name="ce1" office:value-type="float" office:value="-0.000602994" calcext:value-type="float">
            <text:p>-6.03E-04</text:p>
          </table:table-cell>
          <table:table-cell table:style-name="ce1" office:value-type="float" office:value="-0.0000766656" calcext:value-type="float">
            <text:p>-7.67E-05</text:p>
          </table:table-cell>
          <table:table-cell table:style-name="ce1" office:value-type="float" office:value="-0.000476639" calcext:value-type="float">
            <text:p>-4.77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74622" calcext:value-type="float">
            <text:p>0.774622</text:p>
          </table:table-cell>
          <table:table-cell office:value-type="float" office:value="0.545647" calcext:value-type="float">
            <text:p>0.545647</text:p>
          </table:table-cell>
          <table:table-cell office:value-type="float" office:value="0.552358" calcext:value-type="float">
            <text:p>0.552358</text:p>
          </table:table-cell>
          <table:table-cell office:value-type="string" calcext:value-type="string">
            <text:p><text:s/></text:p>
          </table:table-cell>
          <table:table-cell office:value-type="float" office:value="-0.0101562" calcext:value-type="float">
            <text:p>-0.0101562</text:p>
          </table:table-cell>
          <table:table-cell office:value-type="float" office:value="-0.367436" calcext:value-type="float">
            <text:p>-0.367436</text:p>
          </table:table-cell>
          <table:table-cell office:value-type="float" office:value="0.051824" calcext:value-type="float">
            <text:p>0.051824</text:p>
          </table:table-cell>
          <table:table-cell office:value-type="float" office:value="0.700729" calcext:value-type="float">
            <text:p>0.700729</text:p>
          </table:table-cell>
          <table:table-cell office:value-type="float" office:value="-0.101544" calcext:value-type="float">
            <text:p>-0.101544</text:p>
          </table:table-cell>
          <table:table-cell office:value-type="float" office:value="0.152471" calcext:value-type="float">
            <text:p>0.152471</text:p>
          </table:table-cell>
          <table:table-cell office:value-type="float" office:value="-0.0773394" calcext:value-type="float">
            <text:p>-0.0773394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0.000265264" calcext:value-type="float">
            <text:p>2.65E-04</text:p>
          </table:table-cell>
          <table:table-cell office:value-type="float" office:value="-0.000198119" calcext:value-type="float">
            <text:p>-0.000198119</text:p>
          </table:table-cell>
          <table:table-cell table:style-name="ce1" office:value-type="float" office:value="-0.000107412" calcext:value-type="float">
            <text:p>-1.07E-04</text:p>
          </table:table-cell>
          <table:table-cell table:style-name="ce1" office:value-type="float" office:value="-0.000000127922" calcext:value-type="float">
            <text:p>-1.28E-07</text:p>
          </table:table-cell>
          <table:table-cell table:style-name="ce1" office:value-type="float" office:value="0.00029462" calcext:value-type="float">
            <text:p>2.95E-04</text:p>
          </table:table-cell>
          <table:table-cell table:style-name="ce1" office:value-type="float" office:value="0.0000384202" calcext:value-type="float">
            <text:p>3.84E-05</text:p>
          </table:table-cell>
          <table:table-cell table:style-name="ce1" office:value-type="float" office:value="0.00022505" calcext:value-type="float">
            <text:p>2.25E-0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74622" calcext:value-type="float">
            <text:p>0.774622</text:p>
          </table:table-cell>
          <table:table-cell office:value-type="float" office:value="0.545647" calcext:value-type="float">
            <text:p>0.545647</text:p>
          </table:table-cell>
          <table:table-cell office:value-type="float" office:value="0.55811" calcext:value-type="float">
            <text:p>0.55811</text:p>
          </table:table-cell>
          <table:table-cell office:value-type="string" calcext:value-type="string">
            <text:p><text:s/></text:p>
          </table:table-cell>
          <table:table-cell office:value-type="float" office:value="-0.0101565" calcext:value-type="float">
            <text:p>-0.0101565</text:p>
          </table:table-cell>
          <table:table-cell office:value-type="float" office:value="-0.367429" calcext:value-type="float">
            <text:p>-0.367429</text:p>
          </table:table-cell>
          <table:table-cell office:value-type="float" office:value="0.051823" calcext:value-type="float">
            <text:p>0.051823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101544" calcext:value-type="float">
            <text:p>-0.101544</text:p>
          </table:table-cell>
          <table:table-cell office:value-type="float" office:value="0.152468" calcext:value-type="float">
            <text:p>0.152468</text:p>
          </table:table-cell>
          <table:table-cell office:value-type="float" office:value="-0.0773391" calcext:value-type="float">
            <text:p>-0.0773391</text:p>
          </table:table-cell>
          <table:table-cell office:value-type="string" calcext:value-type="string">
            <text:p><text:s/></text:p>
          </table:table-cell>
          <table:table-cell table:style-name="ce1" office:value-type="float" office:value="-0.0000499797" calcext:value-type="float">
            <text:p>-5.00E-05</text:p>
          </table:table-cell>
          <table:table-cell table:style-name="ce1" office:value-type="float" office:value="0.000728464" calcext:value-type="float">
            <text:p>7.28E-04</text:p>
          </table:table-cell>
          <table:table-cell table:style-name="ce1" office:value-type="float" office:value="-0.0000976915" calcext:value-type="float">
            <text:p>-9.77E-05</text:p>
          </table:table-cell>
          <table:table-cell table:style-name="ce1" office:value-type="float" office:value="-0.000266461" calcext:value-type="float">
            <text:p>-2.66E-04</text:p>
          </table:table-cell>
          <table:table-cell table:style-name="ce1" office:value-type="float" office:value="0.0000352982" calcext:value-type="float">
            <text:p>3.53E-05</text:p>
          </table:table-cell>
          <table:table-cell table:style-name="ce1" office:value-type="float" office:value="-0.000343421" calcext:value-type="float">
            <text:p>-3.43E-04</text:p>
          </table:table-cell>
          <table:table-cell table:style-name="ce1" office:value-type="float" office:value="0.0000356709" calcext:value-type="float">
            <text:p>3.57E-0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.1149" calcext:value-type="float">
            <text:p>49.1149</text:p>
          </table:table-cell>
          <table:table-cell office:value-type="float" office:value="41.608" calcext:value-type="float">
            <text:p>41.608</text:p>
          </table:table-cell>
          <table:table-cell office:value-type="float" office:value="65.2748" calcext:value-type="float">
            <text:p>65.2748</text:p>
          </table:table-cell>
          <table:table-cell office:value-type="string" calcext:value-type="string">
            <text:p><text:s/></text:p>
          </table:table-cell>
          <table:table-cell office:value-type="float" office:value="-0.0151565" calcext:value-type="float">
            <text:p>-0.0151565</text:p>
          </table:table-cell>
          <table:table-cell office:value-type="float" office:value="-0.366866" calcext:value-type="float">
            <text:p>-0.366866</text:p>
          </table:table-cell>
          <table:table-cell office:value-type="float" office:value="0.0513592" calcext:value-type="float">
            <text:p>0.0513592</text:p>
          </table:table-cell>
          <table:table-cell office:value-type="float" office:value="0.703269" calcext:value-type="float">
            <text:p>0.703269</text:p>
          </table:table-cell>
          <table:table-cell office:value-type="float" office:value="-0.111301" calcext:value-type="float">
            <text:p>-0.111301</text:p>
          </table:table-cell>
          <table:table-cell office:value-type="float" office:value="0.156533" calcext:value-type="float">
            <text:p>0.156533</text:p>
          </table:table-cell>
          <table:table-cell office:value-type="float" office:value="-0.0844966" calcext:value-type="float">
            <text:p>-0.0844966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0563396" calcext:value-type="float">
            <text:p>0.0563396</text:p>
          </table:table-cell>
          <table:table-cell office:value-type="float" office:value="-0.0463842" calcext:value-type="float">
            <text:p>-0.0463842</text:p>
          </table:table-cell>
          <table:table-cell office:value-type="float" office:value="0.254279" calcext:value-type="float">
            <text:p>0.254279</text:p>
          </table:table-cell>
          <table:table-cell office:value-type="float" office:value="-0.975785" calcext:value-type="float">
            <text:p>-0.975785</text:p>
          </table:table-cell>
          <table:table-cell office:value-type="float" office:value="0.406512" calcext:value-type="float">
            <text:p>0.406512</text:p>
          </table:table-cell>
          <table:table-cell office:value-type="float" office:value="-0.715749" calcext:value-type="float">
            <text:p>-0.71574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2.0895" calcext:value-type="float">
            <text:p>62.0895</text:p>
          </table:table-cell>
          <table:table-cell office:value-type="float" office:value="56.979" calcext:value-type="float">
            <text:p>56.979</text:p>
          </table:table-cell>
          <table:table-cell office:value-type="float" office:value="82.7425" calcext:value-type="float">
            <text:p>82.7425</text:p>
          </table:table-cell>
          <table:table-cell office:value-type="string" calcext:value-type="string">
            <text:p><text:s/></text:p>
          </table:table-cell>
          <table:table-cell office:value-type="float" office:value="-0.0201565" calcext:value-type="float">
            <text:p>-0.0201565</text:p>
          </table:table-cell>
          <table:table-cell office:value-type="float" office:value="-0.361446" calcext:value-type="float">
            <text:p>-0.361446</text:p>
          </table:table-cell>
          <table:table-cell office:value-type="float" office:value="0.0491458" calcext:value-type="float">
            <text:p>0.0491458</text:p>
          </table:table-cell>
          <table:table-cell office:value-type="float" office:value="0.703981" calcext:value-type="float">
            <text:p>0.703981</text:p>
          </table:table-cell>
          <table:table-cell office:value-type="float" office:value="-0.121301" calcext:value-type="float">
            <text:p>-0.121301</text:p>
          </table:table-cell>
          <table:table-cell office:value-type="float" office:value="0.159109" calcext:value-type="float">
            <text:p>0.159109</text:p>
          </table:table-cell>
          <table:table-cell office:value-type="float" office:value="-0.0925239" calcext:value-type="float">
            <text:p>-0.092523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541956" calcext:value-type="float">
            <text:p>0.541956</text:p>
          </table:table-cell>
          <table:table-cell office:value-type="float" office:value="-0.221343" calcext:value-type="float">
            <text:p>-0.221343</text:p>
          </table:table-cell>
          <table:table-cell office:value-type="float" office:value="0.0711561" calcext:value-type="float">
            <text:p>0.0711561</text:p>
          </table:table-cell>
          <table:table-cell office:value-type="float" office:value="-1" calcext:value-type="float">
            <text:p>-1</text:p>
          </table:table-cell>
          <table:table-cell office:value-type="float" office:value="0.257556" calcext:value-type="float">
            <text:p>0.257556</text:p>
          </table:table-cell>
          <table:table-cell office:value-type="float" office:value="-0.802739" calcext:value-type="float">
            <text:p>-0.802739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.9403" calcext:value-type="float">
            <text:p>68.9403</text:p>
          </table:table-cell>
          <table:table-cell office:value-type="float" office:value="66.9995" calcext:value-type="float">
            <text:p>66.9995</text:p>
          </table:table-cell>
          <table:table-cell office:value-type="float" office:value="92.8123" calcext:value-type="float">
            <text:p>92.8123</text:p>
          </table:table-cell>
          <table:table-cell office:value-type="string" calcext:value-type="string">
            <text:p><text:s/></text:p>
          </table:table-cell>
          <table:table-cell office:value-type="float" office:value="-0.0251565" calcext:value-type="float">
            <text:p>-0.0251565</text:p>
          </table:table-cell>
          <table:table-cell office:value-type="float" office:value="-0.353429" calcext:value-type="float">
            <text:p>-0.353429</text:p>
          </table:table-cell>
          <table:table-cell office:value-type="float" office:value="0.0456107" calcext:value-type="float">
            <text:p>0.0456107</text:p>
          </table:table-cell>
          <table:table-cell office:value-type="float" office:value="0.703349" calcext:value-type="float">
            <text:p>0.703349</text:p>
          </table:table-cell>
          <table:table-cell office:value-type="float" office:value="-0.131301" calcext:value-type="float">
            <text:p>-0.131301</text:p>
          </table:table-cell>
          <table:table-cell office:value-type="float" office:value="0.160872" calcext:value-type="float">
            <text:p>0.160872</text:p>
          </table:table-cell>
          <table:table-cell office:value-type="float" office:value="-0.100806" calcext:value-type="float">
            <text:p>-0.100806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0.801753" calcext:value-type="float">
            <text:p>0.801753</text:p>
          </table:table-cell>
          <table:table-cell office:value-type="float" office:value="-0.353502" calcext:value-type="float">
            <text:p>-0.353502</text:p>
          </table:table-cell>
          <table:table-cell office:value-type="float" office:value="-0.0632245" calcext:value-type="float">
            <text:p>-0.0632245</text:p>
          </table:table-cell>
          <table:table-cell office:value-type="float" office:value="-1" calcext:value-type="float">
            <text:p>-1</text:p>
          </table:table-cell>
          <table:table-cell office:value-type="float" office:value="0.176342" calcext:value-type="float">
            <text:p>0.176342</text:p>
          </table:table-cell>
          <table:table-cell office:value-type="float" office:value="-0.828242" calcext:value-type="float">
            <text:p>-0.82824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7665" calcext:value-type="float">
            <text:p>70.7665</text:p>
          </table:table-cell>
          <table:table-cell office:value-type="float" office:value="72.4014" calcext:value-type="float">
            <text:p>72.4014</text:p>
          </table:table-cell>
          <table:table-cell office:value-type="float" office:value="97.1649" calcext:value-type="float">
            <text:p>97.1649</text:p>
          </table:table-cell>
          <table:table-cell office:value-type="string" calcext:value-type="string">
            <text:p><text:s/></text:p>
          </table:table-cell>
          <table:table-cell office:value-type="float" office:value="-0.0301565" calcext:value-type="float">
            <text:p>-0.0301565</text:p>
          </table:table-cell>
          <table:table-cell office:value-type="float" office:value="-0.343429" calcext:value-type="float">
            <text:p>-0.343429</text:p>
          </table:table-cell>
          <table:table-cell office:value-type="float" office:value="0.0411937" calcext:value-type="float">
            <text:p>0.0411937</text:p>
          </table:table-cell>
          <table:table-cell office:value-type="float" office:value="0.701572" calcext:value-type="float">
            <text:p>0.701572</text:p>
          </table:table-cell>
          <table:table-cell office:value-type="float" office:value="-0.141301" calcext:value-type="float">
            <text:p>-0.141301</text:p>
          </table:table-cell>
          <table:table-cell office:value-type="float" office:value="0.161872" calcext:value-type="float">
            <text:p>0.161872</text:p>
          </table:table-cell>
          <table:table-cell office:value-type="float" office:value="-0.109158" calcext:value-type="float">
            <text:p>-0.109158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441708" calcext:value-type="float">
            <text:p>-0.441708</text:p>
          </table:table-cell>
          <table:table-cell office:value-type="float" office:value="-0.177686" calcext:value-type="float">
            <text:p>-0.177686</text:p>
          </table:table-cell>
          <table:table-cell office:value-type="float" office:value="-1" calcext:value-type="float">
            <text:p>-1</text:p>
          </table:table-cell>
          <table:table-cell office:value-type="float" office:value="0.100007" calcext:value-type="float">
            <text:p>0.100007</text:p>
          </table:table-cell>
          <table:table-cell office:value-type="float" office:value="-0.835124" calcext:value-type="float">
            <text:p>-0.83512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.4728" calcext:value-type="float">
            <text:p>69.4728</text:p>
          </table:table-cell>
          <table:table-cell office:value-type="float" office:value="75.2234" calcext:value-type="float">
            <text:p>75.2234</text:p>
          </table:table-cell>
          <table:table-cell office:value-type="float" office:value="97.8141" calcext:value-type="float">
            <text:p>97.8141</text:p>
          </table:table-cell>
          <table:table-cell office:value-type="string" calcext:value-type="string">
            <text:p><text:s/></text:p>
          </table:table-cell>
          <table:table-cell office:value-type="float" office:value="-0.0351565" calcext:value-type="float">
            <text:p>-0.0351565</text:p>
          </table:table-cell>
          <table:table-cell office:value-type="float" office:value="-0.333429" calcext:value-type="float">
            <text:p>-0.333429</text:p>
          </table:table-cell>
          <table:table-cell office:value-type="float" office:value="0.0360823" calcext:value-type="float">
            <text:p>0.0360823</text:p>
          </table:table-cell>
          <table:table-cell office:value-type="float" office:value="0.698658" calcext:value-type="float">
            <text:p>0.698658</text:p>
          </table:table-cell>
          <table:table-cell office:value-type="float" office:value="-0.151301" calcext:value-type="float">
            <text:p>-0.151301</text:p>
          </table:table-cell>
          <table:table-cell office:value-type="float" office:value="0.161925" calcext:value-type="float">
            <text:p>0.161925</text:p>
          </table:table-cell>
          <table:table-cell office:value-type="float" office:value="-0.117481" calcext:value-type="float">
            <text:p>-0.117481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1114" calcext:value-type="float">
            <text:p>-0.51114</text:p>
          </table:table-cell>
          <table:table-cell office:value-type="float" office:value="-0.291362" calcext:value-type="float">
            <text:p>-0.291362</text:p>
          </table:table-cell>
          <table:table-cell office:value-type="float" office:value="-1" calcext:value-type="float">
            <text:p>-1</text:p>
          </table:table-cell>
          <table:table-cell office:value-type="float" office:value="0.00528719" calcext:value-type="float">
            <text:p>0.00528719</text:p>
          </table:table-cell>
          <table:table-cell office:value-type="float" office:value="-0.832331" calcext:value-type="float">
            <text:p>-0.83233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.6874" calcext:value-type="float">
            <text:p>64.6874</text:p>
          </table:table-cell>
          <table:table-cell office:value-type="float" office:value="76.4147" calcext:value-type="float">
            <text:p>76.4147</text:p>
          </table:table-cell>
          <table:table-cell office:value-type="float" office:value="94.1777" calcext:value-type="float">
            <text:p>94.1777</text:p>
          </table:table-cell>
          <table:table-cell office:value-type="string" calcext:value-type="string">
            <text:p><text:s/></text:p>
          </table:table-cell>
          <table:table-cell office:value-type="float" office:value="-0.0401565" calcext:value-type="float">
            <text:p>-0.0401565</text:p>
          </table:table-cell>
          <table:table-cell office:value-type="float" office:value="-0.323429" calcext:value-type="float">
            <text:p>-0.323429</text:p>
          </table:table-cell>
          <table:table-cell office:value-type="float" office:value="0.0301693" calcext:value-type="float">
            <text:p>0.0301693</text:p>
          </table:table-cell>
          <table:table-cell office:value-type="float" office:value="0.694514" calcext:value-type="float">
            <text:p>0.694514</text:p>
          </table:table-cell>
          <table:table-cell office:value-type="float" office:value="-0.161301" calcext:value-type="float">
            <text:p>-0.161301</text:p>
          </table:table-cell>
          <table:table-cell office:value-type="float" office:value="0.160181" calcext:value-type="float">
            <text:p>0.160181</text:p>
          </table:table-cell>
          <table:table-cell office:value-type="float" office:value="-0.125756" calcext:value-type="float">
            <text:p>-0.125756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5913" calcext:value-type="float">
            <text:p>-0.5913</text:p>
          </table:table-cell>
          <table:table-cell office:value-type="float" office:value="-0.41441" calcext:value-type="float">
            <text:p>-0.41441</text:p>
          </table:table-cell>
          <table:table-cell office:value-type="float" office:value="-1" calcext:value-type="float">
            <text:p>-1</text:p>
          </table:table-cell>
          <table:table-cell office:value-type="float" office:value="-0.174365" calcext:value-type="float">
            <text:p>-0.174365</text:p>
          </table:table-cell>
          <table:table-cell office:value-type="float" office:value="-0.827486" calcext:value-type="float">
            <text:p>-0.82748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.4691" calcext:value-type="float">
            <text:p>59.4691</text:p>
          </table:table-cell>
          <table:table-cell office:value-type="float" office:value="79.194" calcext:value-type="float">
            <text:p>79.194</text:p>
          </table:table-cell>
          <table:table-cell office:value-type="float" office:value="88.0899" calcext:value-type="float">
            <text:p>88.0899</text:p>
          </table:table-cell>
          <table:table-cell office:value-type="string" calcext:value-type="string">
            <text:p><text:s/></text:p>
          </table:table-cell>
          <table:table-cell office:value-type="float" office:value="-0.0451565" calcext:value-type="float">
            <text:p>-0.0451565</text:p>
          </table:table-cell>
          <table:table-cell office:value-type="float" office:value="-0.313429" calcext:value-type="float">
            <text:p>-0.313429</text:p>
          </table:table-cell>
          <table:table-cell office:value-type="float" office:value="0.023388" calcext:value-type="float">
            <text:p>0.023388</text:p>
          </table:table-cell>
          <table:table-cell office:value-type="float" office:value="0.689367" calcext:value-type="float">
            <text:p>0.689367</text:p>
          </table:table-cell>
          <table:table-cell office:value-type="float" office:value="-0.171301" calcext:value-type="float">
            <text:p>-0.171301</text:p>
          </table:table-cell>
          <table:table-cell office:value-type="float" office:value="0.156006" calcext:value-type="float">
            <text:p>0.156006</text:p>
          </table:table-cell>
          <table:table-cell office:value-type="float" office:value="-0.134157" calcext:value-type="float">
            <text:p>-0.134157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678133" calcext:value-type="float">
            <text:p>-0.678133</text:p>
          </table:table-cell>
          <table:table-cell office:value-type="float" office:value="-0.51473" calcext:value-type="float">
            <text:p>-0.51473</text:p>
          </table:table-cell>
          <table:table-cell office:value-type="float" office:value="-1" calcext:value-type="float">
            <text:p>-1</text:p>
          </table:table-cell>
          <table:table-cell office:value-type="float" office:value="-0.41756" calcext:value-type="float">
            <text:p>-0.41756</text:p>
          </table:table-cell>
          <table:table-cell office:value-type="float" office:value="-0.84014" calcext:value-type="float">
            <text:p>-0.8401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.417" calcext:value-type="float">
            <text:p>62.417</text:p>
          </table:table-cell>
          <table:table-cell office:value-type="float" office:value="88.8362" calcext:value-type="float">
            <text:p>88.8362</text:p>
          </table:table-cell>
          <table:table-cell office:value-type="float" office:value="83.9121" calcext:value-type="float">
            <text:p>83.9121</text:p>
          </table:table-cell>
          <table:table-cell office:value-type="string" calcext:value-type="string">
            <text:p><text:s/></text:p>
          </table:table-cell>
          <table:table-cell office:value-type="float" office:value="-0.0501565" calcext:value-type="float">
            <text:p>-0.0501565</text:p>
          </table:table-cell>
          <table:table-cell office:value-type="float" office:value="-0.303429" calcext:value-type="float">
            <text:p>-0.303429</text:p>
          </table:table-cell>
          <table:table-cell office:value-type="float" office:value="0.0156009" calcext:value-type="float">
            <text:p>0.0156009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-0.181301" calcext:value-type="float">
            <text:p>-0.181301</text:p>
          </table:table-cell>
          <table:table-cell office:value-type="float" office:value="0.149" calcext:value-type="float">
            <text:p>0.149</text:p>
          </table:table-cell>
          <table:table-cell office:value-type="float" office:value="-0.142769" calcext:value-type="float">
            <text:p>-0.142769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778702" calcext:value-type="float">
            <text:p>-0.778702</text:p>
          </table:table-cell>
          <table:table-cell office:value-type="float" office:value="-0.582824" calcext:value-type="float">
            <text:p>-0.582824</text:p>
          </table:table-cell>
          <table:table-cell office:value-type="float" office:value="-1" calcext:value-type="float">
            <text:p>-1</text:p>
          </table:table-cell>
          <table:table-cell office:value-type="float" office:value="-0.70061" calcext:value-type="float">
            <text:p>-0.70061</text:p>
          </table:table-cell>
          <table:table-cell office:value-type="float" office:value="-0.861138" calcext:value-type="float">
            <text:p>-0.86113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.3114" calcext:value-type="float">
            <text:p>79.3114</text:p>
          </table:table-cell>
          <table:table-cell office:value-type="float" office:value="108.142" calcext:value-type="float">
            <text:p>108.142</text:p>
          </table:table-cell>
          <table:table-cell office:value-type="float" office:value="87.6753" calcext:value-type="float">
            <text:p>87.6753</text:p>
          </table:table-cell>
          <table:table-cell office:value-type="string" calcext:value-type="string">
            <text:p><text:s/></text:p>
          </table:table-cell>
          <table:table-cell office:value-type="float" office:value="-0.0551564" calcext:value-type="float">
            <text:p>-0.0551564</text:p>
          </table:table-cell>
          <table:table-cell office:value-type="float" office:value="-0.293429" calcext:value-type="float">
            <text:p>-0.293429</text:p>
          </table:table-cell>
          <table:table-cell office:value-type="float" office:value="0.00664161" calcext:value-type="float">
            <text:p>0.00664161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-0.191301" calcext:value-type="float">
            <text:p>-0.191301</text:p>
          </table:table-cell>
          <table:table-cell office:value-type="float" office:value="0.139" calcext:value-type="float">
            <text:p>0.139</text:p>
          </table:table-cell>
          <table:table-cell office:value-type="float" office:value="-0.15171" calcext:value-type="float">
            <text:p>-0.15171</text:p>
          </table:table-cell>
          <table:table-cell office:value-type="string" calcext:value-type="string">
            <text:p><text:s/>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0.895935" calcext:value-type="float">
            <text:p>-0.895935</text:p>
          </table:table-cell>
          <table:table-cell office:value-type="float" office:value="-0.648227" calcext:value-type="float">
            <text:p>-0.64822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9417" calcext:value-type="float">
            <text:p>-0.89417</text:p>
          </table:table-cell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0:48:49.291538671</meta:creation-date>
    <dc:date>2016-12-16T00:56:23.457264352</dc:date>
    <meta:editing-duration>PT2M4S</meta:editing-duration>
    <meta:editing-cycles>2</meta:editing-cycles>
    <meta:generator>LibreOffice/5.2.3.3$Linux_X86_64 LibreOffice_project/20m0$Build-3</meta:generator>
    <meta:document-statistic meta:table-count="1" meta:cell-count="1100" meta:object-count="0"/>
  </office:meta>
</office:document-meta>
</file>